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Liberation Sans" svg:font-family="Liberation Sans"/>
  </office:font-face-decls>
  <office:automatic-styles>
    <style:style style:parent-style-name="Default" style:data-style-name="" style:family="table-cell" style:name="ce3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4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5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fo:text-align="center" style:writing-mode="page"/>
      <style:table-cell-properties style:text-align-source="fix" fo:background-color="transparent" fo:border="none"/>
    </style:style>
    <style:style style:parent-style-name="Default" style:data-style-name="NF10009" style:family="table-cell" style:name="ce6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fo:text-align="center" style:writing-mode="page"/>
      <style:table-cell-properties style:text-align-source="fix" fo:background-color="transparent" fo:border="none"/>
    </style:style>
    <style:style style:parent-style-name="Default" style:data-style-name="NF10001" style:family="table-cell" style:name="ce7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8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2" style:family="table-cell" style:name="ce9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3" style:family="table-cell" style:name="ce10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4" style:family="table-cell" style:name="ce11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10" style:family="table-cell" style:name="ce12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5" style:family="table-cell" style:name="ce13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fo:text-align="center" style:writing-mode="page"/>
      <style:table-cell-properties style:text-align-source="fix" fo:background-color="transparent" fo:border="none"/>
    </style:style>
    <style:style style:parent-style-name="Default" style:data-style-name="NF10006" style:family="table-cell" style:name="ce14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3" style:family="table-cell" style:name="ce15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7" style:family="table-cell" style:name="ce16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fo:text-align="center" style:writing-mode="page"/>
      <style:table-cell-properties style:text-align-source="fix" fo:background-color="transparent" fo:border="none"/>
    </style:style>
    <style:style style:parent-style-name="Default" style:data-style-name="NF10009" style:family="table-cell" style:name="ce17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 fo:border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73cm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2.037cm" style:use-optimal-column-width="false" fo:break-before="auto"/>
    </style:style>
    <style:style style:family="table-column" style:name="co3">
      <style:table-column-properties style:column-width="5.292cm" style:use-optimal-column-width="false" fo:break-before="auto"/>
    </style:style>
    <style:style style:family="table-column" style:name="co4">
      <style:table-column-properties style:column-width="2.037cm" style:use-optimal-column-width="false" fo:break-before="auto"/>
    </style:style>
    <style:style style:family="table-column" style:name="co5">
      <style:table-column-properties style:column-width="2.037cm" fo:break-before="auto"/>
    </style:style>
    <style:style style:family="table-row" style:name="ro2">
      <style:table-row-properties style:row-height="12.8pt" style:use-optimal-row-height="false" fo:break-before="auto"/>
    </style:style>
    <style:style style:family="table-row" style:name="ro3">
      <style:table-row-properties style:row-height="12.8pt" style:use-optimal-row-height="false" fo:break-before="auto"/>
    </style:style>
    <style:style style:family="text" style:name="T1">
      <style:text-properties fo:font-family="Liberation Sans" fo:font-size="10pt" style:text-underline-type="none"/>
    </style:style>
    <style:style style:family="text" style:name="T2">
      <style:text-properties fo:font-family="Liberation Sans" fo:font-size="10pt" style:text-underline-type="none"/>
    </style:style>
    <style:style style:family="text" style:name="T3">
      <style:text-properties fo:font-family="Liberation Sans" fo:font-size="10pt" style:text-underline-type="none"/>
    </style:style>
    <style:style style:family="text" style:name="T4">
      <style:text-properties fo:font-family="Liberation Sans" fo:font-size="10pt" style:text-underline-type="none"/>
    </style:style>
    <style:style style:family="table-row" style:name="ro4">
      <style:table-row-properties style:row-height="12.8pt" style:use-optimal-row-height="false" fo:break-before="auto"/>
    </style:style>
    <style:style style:family="table-row" style:name="ro5">
      <style:table-row-properties style:row-height="12.8pt" style:use-optimal-row-height="false" fo:break-before="auto"/>
    </style:style>
    <style:style style:family="text" style:name="T5">
      <style:text-properties fo:font-family="Liberation Sans" fo:font-size="10pt" style:text-underline-type="none"/>
    </style:style>
    <style:style style:family="table-row" style:name="ro6">
      <style:table-row-properties style:row-height="12.8pt" style:use-optimal-row-height="false" fo:break-before="auto"/>
    </style:style>
    <style:style style:family="table-row" style:name="ro7">
      <style:table-row-properties style:row-height="12.8pt" style:use-optimal-row-height="false" fo:break-before="auto"/>
    </style:style>
    <style:style style:family="text" style:name="T6">
      <style:text-properties fo:font-family="Liberation Sans" fo:font-size="10pt" style:text-underline-type="none"/>
    </style:style>
    <style:style style:family="text" style:name="T7">
      <style:text-properties fo:color="#000000" fo:font-family="Calibri" fo:font-size="11pt" fo:font-style="normal" style:text-underline-type="none" fo:font-weight="normal"/>
    </style:style>
    <style:style style:family="text" style:name="T8">
      <style:text-properties fo:color="#000000" fo:font-family="Calibri" fo:font-size="11pt" fo:font-style="normal" style:text-underline-type="none" fo:font-weight="normal"/>
    </style:style>
    <style:style style:family="text" style:name="T9">
      <style:text-properties fo:color="#000000" fo:font-family="Calibri" fo:font-size="11pt" fo:font-style="normal" style:text-underline-type="none" fo:font-weight="normal"/>
    </style:style>
    <style:style style:family="text" style:name="T10">
      <style:text-properties fo:color="#000000" fo:font-family="Calibri" fo:font-size="11pt" fo:font-style="normal" style:text-underline-type="none" fo:font-weight="normal"/>
    </style:style>
    <style:style style:family="text" style:name="T11">
      <style:text-properties fo:font-family="Liberation Sans" fo:font-size="10pt" style:text-underline-type="none"/>
    </style:style>
    <style:style style:family="text" style:name="T12">
      <style:text-properties fo:font-family="Liberation Sans" fo:font-size="10pt" style:text-underline-type="none"/>
    </style:style>
    <style:style style:family="table-row" style:name="ro8">
      <style:table-row-properties style:row-height="12.8pt" style:use-optimal-row-height="false" fo:break-before="auto"/>
    </style:style>
    <style:style style:family="table-row" style:name="ro9">
      <style:table-row-properties style:row-height="12.8pt" style:use-optimal-row-height="false" fo:break-before="auto"/>
    </style:style>
    <style:style style:family="table-row" style:name="ro10">
      <style:table-row-properties style:row-height="12.8pt" style:use-optimal-row-height="false" fo:break-before="auto"/>
    </style:style>
    <style:style style:family="table-row" style:name="ro11">
      <style:table-row-properties style:row-height="12.8pt" style:use-optimal-row-height="false" fo:break-before="auto"/>
    </style:style>
    <style:style style:family="table-row" style:name="ro12">
      <style:table-row-properties style:row-height="12.8pt" style:use-optimal-row-height="false" fo:break-before="auto"/>
    </style:style>
    <style:style style:family="table-row" style:name="ro13">
      <style:table-row-properties style:row-height="12.8pt" style:use-optimal-row-height="false" fo:break-before="auto"/>
    </style:style>
    <style:style style:family="table-row" style:name="ro14">
      <style:table-row-properties style:row-height="12.8pt" style:use-optimal-row-height="false" fo:break-before="auto"/>
    </style:style>
    <style:style style:family="table-row" style:name="ro15">
      <style:table-row-properties style:row-height="12.8pt" style:use-optimal-row-height="false" fo:break-before="auto"/>
    </style:style>
    <style:style style:family="table-row" style:name="ro16">
      <style:table-row-properties style:row-height="12.8pt" style:use-optimal-row-height="false" fo:break-before="auto"/>
    </style:style>
    <style:style style:family="table-row" style:name="ro17">
      <style:table-row-properties style:row-height="12.8pt" style:use-optimal-row-height="false" fo:break-before="auto"/>
    </style:style>
    <style:style style:family="table-row" style:name="ro18">
      <style:table-row-properties style:row-height="12.8pt" style:use-optimal-row-height="false" fo:break-before="auto"/>
    </style:style>
    <style:style style:family="table-row" style:name="ro19">
      <style:table-row-properties style:row-height="12.8pt" style:use-optimal-row-height="false" fo:break-before="auto"/>
    </style:style>
    <style:style style:master-page-name="MasterPage2" style:family="table" style:name="ta2">
      <style:table-properties table:display="true"/>
    </style:style>
    <style:style style:family="table-column" style:name="co6">
      <style:table-column-properties style:column-width="1.773cm" fo:break-before="auto"/>
    </style:style>
    <style:style style:family="table-row" style:name="ro20">
      <style:table-row-properties style:row-height="0.5292cm" fo:break-before="auto"/>
    </style:style>
    <style:style style:family="table-column" style:name="co7">
      <style:table-column-properties style:column-width="2.037cm" style:use-optimal-column-width="false" fo:break-before="auto"/>
    </style:style>
    <style:style style:family="table-column" style:name="co8">
      <style:table-column-properties style:column-width="2.037cm" style:use-optimal-column-width="false" fo:break-before="auto"/>
    </style:style>
    <style:style style:family="table-column" style:name="co9">
      <style:table-column-properties style:column-width="2.037cm" fo:break-before="auto"/>
    </style:style>
    <style:style style:family="table-row" style:name="ro21">
      <style:table-row-properties style:row-height="12.8pt" style:use-optimal-row-height="false" fo:break-before="auto"/>
    </style:style>
    <style:style style:family="table-row" style:name="ro22">
      <style:table-row-properties style:row-height="12.8pt" style:use-optimal-row-height="false" fo:break-before="auto"/>
    </style:style>
    <style:style style:family="text" style:name="T14">
      <style:text-properties fo:font-family="Liberation Sans" fo:font-size="10pt" style:text-underline-type="none"/>
    </style:style>
    <style:style style:family="text" style:name="T15">
      <style:text-properties fo:font-family="Liberation Sans" fo:font-size="10pt" style:text-underline-type="none"/>
    </style:style>
    <style:style style:family="text" style:name="T16">
      <style:text-properties fo:font-family="Liberation Sans" fo:font-size="10pt" style:text-underline-type="none"/>
    </style:style>
    <style:style style:family="text" style:name="T17">
      <style:text-properties fo:font-family="Liberation Sans" fo:font-size="10pt" style:text-underline-type="none"/>
    </style:style>
    <style:style style:family="table-row" style:name="ro23">
      <style:table-row-properties style:row-height="12.8pt" style:use-optimal-row-height="false" fo:break-before="auto"/>
    </style:style>
    <style:style style:family="table-row" style:name="ro24">
      <style:table-row-properties style:row-height="12.8pt" style:use-optimal-row-height="false" fo:break-before="auto"/>
    </style:style>
    <style:style style:family="text" style:name="T18">
      <style:text-properties fo:font-family="Liberation Sans" fo:font-size="10pt" style:text-underline-type="none"/>
    </style:style>
    <style:style style:family="table-row" style:name="ro25">
      <style:table-row-properties style:row-height="12.8pt" style:use-optimal-row-height="false" fo:break-before="auto"/>
    </style:style>
    <style:style style:family="table-row" style:name="ro26">
      <style:table-row-properties style:row-height="12.8pt" style:use-optimal-row-height="false" fo:break-before="auto"/>
    </style:style>
    <style:style style:family="text" style:name="T19">
      <style:text-properties fo:font-family="Liberation Sans" fo:font-size="10pt" style:text-underline-type="none"/>
    </style:style>
    <style:style style:family="text" style:name="T20">
      <style:text-properties fo:color="#000000" fo:font-family="Calibri" fo:font-size="11pt" fo:font-style="normal" style:text-underline-type="none" fo:font-weight="normal"/>
    </style:style>
    <style:style style:family="text" style:name="T21">
      <style:text-properties fo:color="#000000" fo:font-family="Calibri" fo:font-size="11pt" fo:font-style="normal" style:text-underline-type="none" fo:font-weight="normal"/>
    </style:style>
    <style:style style:family="text" style:name="T22">
      <style:text-properties fo:color="#000000" fo:font-family="Calibri" fo:font-size="11pt" fo:font-style="normal" style:text-underline-type="none" fo:font-weight="normal"/>
    </style:style>
    <style:style style:family="text" style:name="T23">
      <style:text-properties fo:color="#000000" fo:font-family="Calibri" fo:font-size="11pt" fo:font-style="normal" style:text-underline-type="none" fo:font-weight="normal"/>
    </style:style>
    <style:style style:family="text" style:name="T24">
      <style:text-properties fo:font-family="Liberation Sans" fo:font-size="10pt" style:text-underline-type="none"/>
    </style:style>
    <style:style style:family="text" style:name="T25">
      <style:text-properties fo:font-family="Liberation Sans" fo:font-size="10pt" style:text-underline-type="none"/>
    </style:style>
    <style:style style:family="table-row" style:name="ro27">
      <style:table-row-properties style:row-height="12.8pt" style:use-optimal-row-height="false" fo:break-before="auto"/>
    </style:style>
    <style:style style:family="table-row" style:name="ro28">
      <style:table-row-properties style:row-height="12.8pt" style:use-optimal-row-height="false" fo:break-before="auto"/>
    </style:style>
    <style:style style:family="table-row" style:name="ro29">
      <style:table-row-properties style:row-height="12.8pt" style:use-optimal-row-height="false" fo:break-before="auto"/>
    </style:style>
    <style:style style:family="table-row" style:name="ro30">
      <style:table-row-properties style:row-height="12.8pt" style:use-optimal-row-height="false" fo:break-before="auto"/>
    </style:style>
    <style:style style:family="table-row" style:name="ro31">
      <style:table-row-properties style:row-height="12.8pt" style:use-optimal-row-height="false" fo:break-before="auto"/>
    </style:style>
    <style:style style:family="table-row" style:name="ro32">
      <style:table-row-properties style:row-height="12.8pt" style:use-optimal-row-height="false" fo:break-before="auto"/>
    </style:style>
    <style:style style:family="table-row" style:name="ro33">
      <style:table-row-properties style:row-height="12.8pt" style:use-optimal-row-height="false" fo:break-before="auto"/>
    </style:style>
    <style:style style:family="table-row" style:name="ro34">
      <style:table-row-properties style:row-height="12.8pt" style:use-optimal-row-height="false" fo:break-before="auto"/>
    </style:style>
    <style:style style:family="table-row" style:name="ro35">
      <style:table-row-properties style:row-height="12.8pt" style:use-optimal-row-height="false" fo:break-before="auto"/>
    </style:style>
    <style:style style:family="table-row" style:name="ro36">
      <style:table-row-properties style:row-height="12.8pt" style:use-optimal-row-height="false" fo:break-before="auto"/>
    </style:style>
    <style:style style:family="table-row" style:name="ro37">
      <style:table-row-properties style:row-height="12.8pt" style:use-optimal-row-height="false" fo:break-before="auto"/>
    </style:style>
    <style:style style:family="table-row" style:name="ro38">
      <style:table-row-properties style:row-height="12.8pt" style:use-optimal-row-height="false" fo:break-before="auto"/>
    </style:style>
    <style:style style:family="table-row" style:name="ro39">
      <style:table-row-properties style:row-height="12.8pt" style:use-optimal-row-height="false" fo:break-before="auto"/>
    </style:style>
    <style:style style:family="table-row" style:name="ro40">
      <style:table-row-properties style:row-height="12.8pt" style:use-optimal-row-height="false" fo:break-before="auto"/>
    </style:style>
    <style:style style:family="table-row" style:name="ro41">
      <style:table-row-properties style:row-height="12.8pt" style:use-optimal-row-height="false" fo:break-before="auto"/>
    </style:style>
    <style:style style:family="table-row" style:name="ro42">
      <style:table-row-properties style:row-height="12.8pt" style:use-optimal-row-height="false" fo:break-before="auto"/>
    </style:style>
    <style:style style:family="table-row" style:name="ro43">
      <style:table-row-properties style:row-height="12.8pt" style:use-optimal-row-height="false" fo:break-before="auto"/>
    </style:style>
    <style:style style:family="table-row" style:name="ro44">
      <style:table-row-properties style:row-height="12.8pt" style:use-optimal-row-height="false" fo:break-before="auto"/>
    </style:style>
    <style:style style:family="table-row" style:name="ro45">
      <style:table-row-properties style:row-height="12.8pt" style:use-optimal-row-height="false" fo:break-before="auto"/>
    </style:style>
    <style:style style:family="table-row" style:name="ro46">
      <style:table-row-properties style:row-height="12.8pt" style:use-optimal-row-height="false" fo:break-before="auto"/>
    </style:style>
    <style:style style:family="table-row" style:name="ro47">
      <style:table-row-properties style:row-height="12.8pt" style:use-optimal-row-height="false" fo:break-before="auto"/>
    </style:style>
    <style:style style:family="table-row" style:name="ro48">
      <style:table-row-properties style:row-height="12.8pt" style:use-optimal-row-height="false" fo:break-before="auto"/>
    </style:style>
    <style:style style:master-page-name="MasterPage3" style:family="table" style:name="ta3">
      <style:table-properties table:display="true"/>
    </style:style>
    <style:style style:family="table-column" style:name="co10">
      <style:table-column-properties style:column-width="1.773cm" fo:break-before="auto"/>
    </style:style>
    <style:style style:family="table-row" style:name="ro49">
      <style:table-row-properties style:row-height="0.5292cm" fo:break-before="auto"/>
    </style:style>
    <style:style style:family="table-column" style:name="co11">
      <style:table-column-properties style:column-width="2.037cm" style:use-optimal-column-width="false" fo:break-before="auto"/>
    </style:style>
    <style:style style:family="table-column" style:name="co12">
      <style:table-column-properties style:column-width="2.037cm" style:use-optimal-column-width="false" fo:break-before="auto"/>
    </style:style>
    <style:style style:family="table-column" style:name="co13">
      <style:table-column-properties style:column-width="2.037cm" fo:break-before="auto"/>
    </style:style>
    <style:style style:family="table-row" style:name="ro50">
      <style:table-row-properties style:row-height="12.8pt" style:use-optimal-row-height="false" fo:break-before="auto"/>
    </style:style>
    <style:style style:family="table-row" style:name="ro51">
      <style:table-row-properties style:row-height="12.8pt" style:use-optimal-row-height="false" fo:break-before="auto"/>
    </style:style>
    <style:style style:family="text" style:name="T27">
      <style:text-properties fo:font-family="Liberation Sans" fo:font-size="10pt" style:text-underline-type="none"/>
    </style:style>
    <style:style style:family="text" style:name="T28">
      <style:text-properties fo:font-family="Liberation Sans" fo:font-size="10pt" style:text-underline-type="none"/>
    </style:style>
    <style:style style:family="text" style:name="T29">
      <style:text-properties fo:font-family="Liberation Sans" fo:font-size="10pt" style:text-underline-type="none"/>
    </style:style>
    <style:style style:family="text" style:name="T30">
      <style:text-properties fo:font-family="Liberation Sans" fo:font-size="10pt" style:text-underline-type="none"/>
    </style:style>
    <style:style style:family="table-row" style:name="ro52">
      <style:table-row-properties style:row-height="12.8pt" style:use-optimal-row-height="false" fo:break-before="auto"/>
    </style:style>
    <style:style style:family="table-row" style:name="ro53">
      <style:table-row-properties style:row-height="12.8pt" style:use-optimal-row-height="false" fo:break-before="auto"/>
    </style:style>
    <style:style style:family="text" style:name="T31">
      <style:text-properties fo:font-family="Liberation Sans" fo:font-size="10pt" style:text-underline-type="none"/>
    </style:style>
    <style:style style:family="table-row" style:name="ro54">
      <style:table-row-properties style:row-height="12.8pt" style:use-optimal-row-height="false" fo:break-before="auto"/>
    </style:style>
    <style:style style:family="table-row" style:name="ro55">
      <style:table-row-properties style:row-height="12.8pt" style:use-optimal-row-height="false" fo:break-before="auto"/>
    </style:style>
    <style:style style:family="text" style:name="T32">
      <style:text-properties fo:font-family="Liberation Sans" fo:font-size="10pt" style:text-underline-type="none"/>
    </style:style>
    <style:style style:family="text" style:name="T33">
      <style:text-properties fo:color="#000000" fo:font-family="Calibri" fo:font-size="11pt" fo:font-style="normal" style:text-underline-type="none" fo:font-weight="normal"/>
    </style:style>
    <style:style style:family="text" style:name="T34">
      <style:text-properties fo:color="#000000" fo:font-family="Calibri" fo:font-size="11pt" fo:font-style="normal" style:text-underline-type="none" fo:font-weight="normal"/>
    </style:style>
    <style:style style:family="text" style:name="T35">
      <style:text-properties fo:color="#000000" fo:font-family="Calibri" fo:font-size="11pt" fo:font-style="normal" style:text-underline-type="none" fo:font-weight="normal"/>
    </style:style>
    <style:style style:family="text" style:name="T36">
      <style:text-properties fo:color="#000000" fo:font-family="Calibri" fo:font-size="11pt" fo:font-style="normal" style:text-underline-type="none" fo:font-weight="normal"/>
    </style:style>
    <style:style style:family="text" style:name="T37">
      <style:text-properties fo:font-family="Liberation Sans" fo:font-size="10pt" style:text-underline-type="none"/>
    </style:style>
    <style:style style:family="text" style:name="T38">
      <style:text-properties fo:font-family="Liberation Sans" fo:font-size="10pt" style:text-underline-type="none"/>
    </style:style>
    <style:style style:family="table-row" style:name="ro56">
      <style:table-row-properties style:row-height="12.8pt" style:use-optimal-row-height="false" fo:break-before="auto"/>
    </style:style>
    <style:style style:family="table-row" style:name="ro57">
      <style:table-row-properties style:row-height="12.8pt" style:use-optimal-row-height="false" fo:break-before="auto"/>
    </style:style>
    <style:style style:family="table-row" style:name="ro58">
      <style:table-row-properties style:row-height="12.8pt" style:use-optimal-row-height="false" fo:break-before="auto"/>
    </style:style>
    <style:style style:family="table-row" style:name="ro59">
      <style:table-row-properties style:row-height="12.8pt" style:use-optimal-row-height="false" fo:break-before="auto"/>
    </style:style>
    <style:style style:family="table-row" style:name="ro60">
      <style:table-row-properties style:row-height="12.8pt" style:use-optimal-row-height="false" fo:break-before="auto"/>
    </style:style>
    <style:style style:family="table-row" style:name="ro61">
      <style:table-row-properties style:row-height="12.8pt" style:use-optimal-row-height="false" fo:break-before="auto"/>
    </style:style>
    <style:style style:family="table-row" style:name="ro62">
      <style:table-row-properties style:row-height="12.8pt" style:use-optimal-row-height="false" fo:break-before="auto"/>
    </style:style>
    <style:style style:family="table-row" style:name="ro63">
      <style:table-row-properties style:row-height="12.8pt" style:use-optimal-row-height="false" fo:break-before="auto"/>
    </style:style>
    <style:style style:family="table-row" style:name="ro64">
      <style:table-row-properties style:row-height="12.8pt" style:use-optimal-row-height="false" fo:break-before="auto"/>
    </style:style>
    <style:style style:family="table-row" style:name="ro65">
      <style:table-row-properties style:row-height="12.8pt" style:use-optimal-row-height="false" fo:break-before="auto"/>
    </style:style>
    <style:style style:family="table-row" style:name="ro66">
      <style:table-row-properties style:row-height="12.8pt" style:use-optimal-row-height="false" fo:break-before="auto"/>
    </style:style>
    <style:style style:family="table-row" style:name="ro67">
      <style:table-row-properties style:row-height="12.8pt" style:use-optimal-row-height="false" fo:break-before="auto"/>
    </style:style>
    <style:style style:master-page-name="MasterPage4" style:family="table" style:name="ta4">
      <style:table-properties table:display="true"/>
    </style:style>
    <style:style style:family="table-column" style:name="co14">
      <style:table-column-properties style:column-width="1.773cm" fo:break-before="auto"/>
    </style:style>
    <style:style style:family="table-row" style:name="ro68">
      <style:table-row-properties style:row-height="0.5292cm" fo:break-before="auto"/>
    </style:style>
    <style:style style:family="table-column" style:name="co15">
      <style:table-column-properties style:column-width="2.037cm" style:use-optimal-column-width="false" fo:break-before="auto"/>
    </style:style>
    <style:style style:family="table-column" style:name="co16">
      <style:table-column-properties style:column-width="2.037cm" style:use-optimal-column-width="false" fo:break-before="auto"/>
    </style:style>
    <style:style style:family="table-column" style:name="co17">
      <style:table-column-properties style:column-width="2.037cm" fo:break-before="auto"/>
    </style:style>
    <style:style style:family="table-row" style:name="ro69">
      <style:table-row-properties style:row-height="12.8pt" style:use-optimal-row-height="false" fo:break-before="auto"/>
    </style:style>
    <style:style style:family="table-row" style:name="ro70">
      <style:table-row-properties style:row-height="12.8pt" style:use-optimal-row-height="false" fo:break-before="auto"/>
    </style:style>
    <style:style style:family="text" style:name="T40">
      <style:text-properties fo:font-family="Liberation Sans" fo:font-size="10pt" style:text-underline-type="none"/>
    </style:style>
    <style:style style:family="text" style:name="T41">
      <style:text-properties fo:font-family="Liberation Sans" fo:font-size="10pt" style:text-underline-type="none"/>
    </style:style>
    <style:style style:family="text" style:name="T42">
      <style:text-properties fo:font-family="Liberation Sans" fo:font-size="10pt" style:text-underline-type="none"/>
    </style:style>
    <style:style style:family="text" style:name="T43">
      <style:text-properties fo:font-family="Liberation Sans" fo:font-size="10pt" style:text-underline-type="none"/>
    </style:style>
    <style:style style:family="table-row" style:name="ro71">
      <style:table-row-properties style:row-height="12.8pt" style:use-optimal-row-height="false" fo:break-before="auto"/>
    </style:style>
    <style:style style:family="table-row" style:name="ro72">
      <style:table-row-properties style:row-height="12.8pt" style:use-optimal-row-height="false" fo:break-before="auto"/>
    </style:style>
    <style:style style:family="text" style:name="T44">
      <style:text-properties fo:font-family="Liberation Sans" fo:font-size="10pt" style:text-underline-type="none"/>
    </style:style>
    <style:style style:family="table-row" style:name="ro73">
      <style:table-row-properties style:row-height="12.8pt" style:use-optimal-row-height="false" fo:break-before="auto"/>
    </style:style>
    <style:style style:family="table-row" style:name="ro74">
      <style:table-row-properties style:row-height="12.8pt" style:use-optimal-row-height="false" fo:break-before="auto"/>
    </style:style>
    <style:style style:family="text" style:name="T45">
      <style:text-properties fo:font-family="Liberation Sans" fo:font-size="10pt" style:text-underline-type="none"/>
    </style:style>
    <style:style style:family="text" style:name="T46">
      <style:text-properties fo:color="#000000" fo:font-family="Calibri" fo:font-size="11pt" fo:font-style="normal" style:text-underline-type="none" fo:font-weight="normal"/>
    </style:style>
    <style:style style:family="text" style:name="T47">
      <style:text-properties fo:color="#000000" fo:font-family="Calibri" fo:font-size="11pt" fo:font-style="normal" style:text-underline-type="none" fo:font-weight="normal"/>
    </style:style>
    <style:style style:family="text" style:name="T48">
      <style:text-properties fo:color="#000000" fo:font-family="Calibri" fo:font-size="11pt" fo:font-style="normal" style:text-underline-type="none" fo:font-weight="normal"/>
    </style:style>
    <style:style style:family="text" style:name="T49">
      <style:text-properties fo:color="#000000" fo:font-family="Calibri" fo:font-size="11pt" fo:font-style="normal" style:text-underline-type="none" fo:font-weight="normal"/>
    </style:style>
    <style:style style:family="text" style:name="T50">
      <style:text-properties fo:font-family="Liberation Sans" fo:font-size="10pt" style:text-underline-type="none"/>
    </style:style>
    <style:style style:family="text" style:name="T51">
      <style:text-properties fo:font-family="Liberation Sans" fo:font-size="10pt" style:text-underline-type="none"/>
    </style:style>
    <style:style style:family="table-row" style:name="ro75">
      <style:table-row-properties style:row-height="12.8pt" style:use-optimal-row-height="false" fo:break-before="auto"/>
    </style:style>
    <style:style style:family="table-row" style:name="ro76">
      <style:table-row-properties style:row-height="12.8pt" style:use-optimal-row-height="false" fo:break-before="auto"/>
    </style:style>
    <style:style style:family="table-row" style:name="ro77">
      <style:table-row-properties style:row-height="12.8pt" style:use-optimal-row-height="false" fo:break-before="auto"/>
    </style:style>
    <style:style style:family="table-row" style:name="ro78">
      <style:table-row-properties style:row-height="12.8pt" style:use-optimal-row-height="false" fo:break-before="auto"/>
    </style:style>
    <style:style style:family="table-row" style:name="ro79">
      <style:table-row-properties style:row-height="12.8pt" style:use-optimal-row-height="false" fo:break-before="auto"/>
    </style:style>
    <style:style style:family="table-row" style:name="ro80">
      <style:table-row-properties style:row-height="12.8pt" style:use-optimal-row-height="false" fo:break-before="auto"/>
    </style:style>
    <style:style style:family="table-row" style:name="ro81">
      <style:table-row-properties style:row-height="12.8pt" style:use-optimal-row-height="false" fo:break-before="auto"/>
    </style:style>
    <style:style style:family="table-row" style:name="ro82">
      <style:table-row-properties style:row-height="12.8pt" style:use-optimal-row-height="false" fo:break-before="auto"/>
    </style:style>
    <style:style style:family="table-row" style:name="ro83">
      <style:table-row-properties style:row-height="12.8pt" style:use-optimal-row-height="false" fo:break-before="auto"/>
    </style:style>
    <style:style style:family="table-row" style:name="ro84">
      <style:table-row-properties style:row-height="12.8pt" style:use-optimal-row-height="false" fo:break-before="auto"/>
    </style:style>
    <style:style style:family="table-row" style:name="ro85">
      <style:table-row-properties style:row-height="12.8pt" style:use-optimal-row-height="false" fo:break-before="auto"/>
    </style:style>
    <style:style style:family="table-row" style:name="ro86">
      <style:table-row-properties style:row-height="12.8pt" style:use-optimal-row-height="false" fo:break-before="auto"/>
    </style:style>
    <style:style style:family="table-row" style:name="ro87">
      <style:table-row-properties style:row-height="12.8pt" style:use-optimal-row-height="false" fo:break-before="auto"/>
    </style:style>
    <style:style style:family="table-row" style:name="ro88">
      <style:table-row-properties style:row-height="12.8pt" style:use-optimal-row-height="false" fo:break-before="auto"/>
    </style:style>
    <style:style style:family="table-row" style:name="ro89">
      <style:table-row-properties style:row-height="12.8pt" style:use-optimal-row-height="false" fo:break-before="auto"/>
    </style:style>
    <style:style style:family="table-row" style:name="ro90">
      <style:table-row-properties style:row-height="12.8pt" style:use-optimal-row-height="false" fo:break-before="auto"/>
    </style:style>
    <style:style style:family="table-row" style:name="ro91">
      <style:table-row-properties style:row-height="12.8pt" style:use-optimal-row-height="false" fo:break-before="auto"/>
    </style:style>
    <style:style style:family="table-row" style:name="ro92">
      <style:table-row-properties style:row-height="12.8pt" style:use-optimal-row-height="false" fo:break-before="auto"/>
    </style:style>
    <style:style style:family="table-row" style:name="ro93">
      <style:table-row-properties style:row-height="12.8pt" style:use-optimal-row-height="false" fo:break-before="auto"/>
    </style:style>
    <style:style style:family="table-row" style:name="ro94">
      <style:table-row-properties style:row-height="12.8pt" style:use-optimal-row-height="false" fo:break-before="auto"/>
    </style:style>
    <style:style style:family="table-row" style:name="ro95">
      <style:table-row-properties style:row-height="12.8pt" style:use-optimal-row-height="false" fo:break-before="auto"/>
    </style:style>
    <style:style style:family="table-row" style:name="ro96">
      <style:table-row-properties style:row-height="12.8pt" style:use-optimal-row-height="false" fo:break-before="auto"/>
    </style:style>
  </office:automatic-styles>
  <office:body>
    <office:spreadsheet>
      <table:table table:name="10" table:style-name="ta1">
        <table:table-column table:number-columns-repeated="3"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number-columns-repeated="1019" table:style-name="co5" table:default-cell-style-name="Default"/>
        <table:table-column table:style-name="co1" table:default-cell-style-name="Default"/>
        <table:table-row table:number-rows-repeated="2" table:style-name="ro2">
          <table:table-cell table:number-columns-repeated="1024"/>
        </table:table-row>
        <table:table-row table:style-name="ro3">
          <table:table-cell table:style-name="ce5" office:value-type="string">
            <text:p><text:span text:style-name="T1">a</text:span></text:p>
          </table:table-cell>
          <table:table-cell table:style-name="ce5" office:value-type="string">
            <text:p><text:span text:style-name="T2">b</text:span></text:p>
          </table:table-cell>
          <table:table-cell table:style-name="ce5" office:value-type="string">
            <text:p><text:span text:style-name="T3">n</text:span></text:p>
          </table:table-cell>
          <table:table-cell table:style-name="ce5" office:value-type="string">
            <text:p><text:span text:style-name="T4">h</text:span></text:p>
          </table:table-cell>
          <table:table-cell table:number-columns-repeated="1024"/>
        </table:table-row>
        <table:table-row table:style-name="ro4"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0">
            <text:p>10</text:p>
          </table:table-cell>
          <table:table-cell table:style-name="ce6" table:formula="of:=IF(MOD([.C4];2)=0; ([.B4]-[.A4])/[.C4];&quot;нечетное n не допускается&quot;)" office:value-type="float" office:value="0.29999999999999999">
            <text:p>0.29999999999999999</text:p>
          </table:table-cell>
          <table:table-cell table:number-columns-repeated="1024"/>
        </table:table-row>
        <table:table-row table:style-name="ro5">
          <table:table-cell/>
          <table:table-cell table:style-name="ce5" office:value-type="string">
            <text:p><text:span text:style-name="T5">y(b)</text:span></text:p>
          </table:table-cell>
          <table:table-cell table:number-columns-repeated="1024"/>
        </table:table-row>
        <table:table-row table:style-name="ro6">
          <table:table-cell/>
          <table:table-cell table:style-name="ce7" table:formula="of:=1/(SQRT([.B4]^4+5))" office:value-type="float" office:value="0.061898446059017301">
            <text:p>0.061898446059017301</text:p>
          </table:table-cell>
          <table:table-cell table:number-columns-repeated="1024"/>
        </table:table-row>
        <table:table-row table:style-name="ro7">
          <table:table-cell table:style-name="ce5" office:value-type="string">
            <text:p><text:span text:style-name="T6">№</text:span></text:p>
          </table:table-cell>
          <table:table-cell table:style-name="ce8" office:value-type="string">
            <text:p><text:span text:style-name="T7">X</text:span><text:span text:style-name="T8">i</text:span></text:p>
          </table:table-cell>
          <table:table-cell table:style-name="ce8" office:value-type="string">
            <text:p><text:span text:style-name="T9">Y</text:span><text:span text:style-name="T10">i</text:span></text:p>
          </table:table-cell>
          <table:table-cell table:style-name="ce8" office:value-type="string">
            <text:p><text:span text:style-name="T11">част суммы</text:span></text:p>
          </table:table-cell>
          <table:table-cell office:value-type="string">
            <text:p><text:span text:style-name="T12">Интеграл</text:span></text:p>
          </table:table-cell>
          <table:table-cell table:number-columns-repeated="1024"/>
        </table:table-row>
        <table:table-row table:style-name="ro8">
          <table:table-cell table:style-name="ce5" office:value-type="float" office:value="0">
            <text:p>0</text:p>
          </table:table-cell>
          <table:table-cell table:style-name="ce9" table:formula="of:=[.A4]" office:value-type="float" office:value="1">
            <text:p>1</text:p>
          </table:table-cell>
          <table:table-cell table:style-name="ce10" table:formula="of:=1/(SQRT([.$B8]^4+5))" office:value-type="float" office:value="0.40824829046386302">
            <text:p>0.40824829046386302</text:p>
          </table:table-cell>
          <table:table-cell table:style-name="ce11" table:formula="of:=[.C8]" office:value-type="float" office:value="0.40824829046386302">
            <text:p>0.40824829046386302</text:p>
          </table:table-cell>
          <table:table-cell table:number-columns-repeated="1024"/>
        </table:table-row>
        <table:table-row table:style-name="ro9">
          <table:table-cell table:style-name="ce5" office:value-type="float" office:value="1">
            <text:p>1</text:p>
          </table:table-cell>
          <table:table-cell table:style-name="ce9" table:formula="of:=IF([.A9]&gt;[.$C$4];&quot;СТОП&quot;;[.B8]+[.$D$4])" office:value-type="float" office:value="1.3">
            <text:p>1.3</text:p>
          </table:table-cell>
          <table:table-cell table:style-name="ce10" table:formula="of:=1/(SQRT([.$B9]^4+5))" office:value-type="float" office:value="0.35677671179199999">
            <text:p>0.35677671179199999</text:p>
          </table:table-cell>
          <table:table-cell table:style-name="ce11" table:formula="of:=IF(MOD([.A9];2)=0;[.D8]+2*[.C9];[.D8]+4*[.C9])" office:value-type="float" office:value="1.83535513763186">
            <text:p>1.83535513763186</text:p>
          </table:table-cell>
          <table:table-cell table:formula="of:=IF([.B9]&gt;=[.$B$4];COM.MICROSOFT.CONCAT(&quot;Интеграл=&quot;; ROUND(([.D9]-[.$B$6])*[.$D$4]/3;5));&quot;ТОСHKAТОСHKAТОСHKA&quot;)" office:value-type="string">
            <text:p>...</text:p>
          </table:table-cell>
          <table:table-cell table:number-columns-repeated="1024"/>
        </table:table-row>
        <table:table-row table:style-name="ro10">
          <table:table-cell table:style-name="ce5" office:value-type="float" office:value="2">
            <text:p>2</text:p>
          </table:table-cell>
          <table:table-cell table:style-name="ce9" table:formula="of:=IF([.A10]&gt;[.$C$4];&quot;СТОП&quot;;[.B9]+[.$D$4])" office:value-type="float" office:value="1.6000000000000001">
            <text:p>1.6000000000000001</text:p>
          </table:table-cell>
          <table:table-cell table:style-name="ce10" table:formula="of:=1/(SQRT([.$B10]^4+5))" office:value-type="float" office:value="0.294199097530354">
            <text:p>0.294199097530354</text:p>
          </table:table-cell>
          <table:table-cell table:style-name="ce11" table:formula="of:=IF(MOD([.A10];2)=0;[.D9]+2*[.C10];[.D9]+4*[.C10])" office:value-type="float" office:value="2.42375333269257">
            <text:p>2.42375333269257</text:p>
          </table:table-cell>
          <table:table-cell table:formula="of:=IF([.B10]&gt;=[.$B$4];COM.MICROSOFT.CONCAT(&quot;Интеграл=&quot;; ROUND(([.D10]-[.$B$6])*[.$D$4]/3;5));&quot;ТОСHKAТОСHKAТОСHKA&quot;)" office:value-type="string">
            <text:p>...</text:p>
          </table:table-cell>
          <table:table-cell table:number-columns-repeated="1024"/>
        </table:table-row>
        <table:table-row table:style-name="ro11">
          <table:table-cell table:style-name="ce5" office:value-type="float" office:value="3">
            <text:p>3</text:p>
          </table:table-cell>
          <table:table-cell table:style-name="ce9" table:formula="of:=IF([.A11]&gt;[.$C$4];&quot;СТОП&quot;;[.B10]+[.$D$4])" office:value-type="float" office:value="1.8999999999999999">
            <text:p>1.8999999999999999</text:p>
          </table:table-cell>
          <table:table-cell table:style-name="ce10" table:formula="of:=1/(SQRT([.$B11]^4+5))" office:value-type="float" office:value="0.23549237322906699">
            <text:p>0.23549237322906699</text:p>
          </table:table-cell>
          <table:table-cell table:style-name="ce11" table:formula="of:=IF(MOD([.A11];2)=0;[.D10]+2*[.C11];[.D10]+4*[.C11])" office:value-type="float" office:value="3.3657228256088398">
            <text:p>3.3657228256088398</text:p>
          </table:table-cell>
          <table:table-cell table:formula="of:=IF([.B11]&gt;=[.$B$4];COM.MICROSOFT.CONCAT(&quot;Интеграл=&quot;; ROUND(([.D11]-[.$B$6])*[.$D$4]/3;5));&quot;ТОСHKAТОСHKAТОСHKA&quot;)" office:value-type="string">
            <text:p>...</text:p>
          </table:table-cell>
          <table:table-cell table:number-columns-repeated="1024"/>
        </table:table-row>
        <table:table-row table:style-name="ro12">
          <table:table-cell table:style-name="ce5" office:value-type="float" office:value="4">
            <text:p>4</text:p>
          </table:table-cell>
          <table:table-cell table:style-name="ce9" table:formula="of:=IF([.A12]&gt;[.$C$4];&quot;СТОП&quot;;[.B11]+[.$D$4])" office:value-type="float" office:value="2.2000000000000002">
            <text:p>2.2000000000000002</text:p>
          </table:table-cell>
          <table:table-cell table:style-name="ce10" table:formula="of:=1/(SQRT([.$B12]^4+5))" office:value-type="float" office:value="0.18756214025264301">
            <text:p>0.18756214025264301</text:p>
          </table:table-cell>
          <table:table-cell table:style-name="ce11" table:formula="of:=IF(MOD([.A12];2)=0;[.D11]+2*[.C12];[.D11]+4*[.C12])" office:value-type="float" office:value="3.74084710611413">
            <text:p>3.74084710611413</text:p>
          </table:table-cell>
          <table:table-cell table:formula="of:=IF([.B12]&gt;=[.$B$4];COM.MICROSOFT.CONCAT(&quot;Интеграл=&quot;; ROUND(([.D12]-[.$B$6])*[.$D$4]/3;5));&quot;ТОСHKAТОСHKAТОСHKA&quot;)" office:value-type="string">
            <text:p>...</text:p>
          </table:table-cell>
          <table:table-cell table:number-columns-repeated="1024"/>
        </table:table-row>
        <table:table-row table:style-name="ro13">
          <table:table-cell table:style-name="ce5" office:value-type="float" office:value="5">
            <text:p>5</text:p>
          </table:table-cell>
          <table:table-cell table:style-name="ce9" table:formula="of:=IF([.A13]&gt;[.$C$4];&quot;СТОП&quot;;[.B12]+[.$D$4])" office:value-type="float" office:value="2.5">
            <text:p>2.5</text:p>
          </table:table-cell>
          <table:table-cell table:style-name="ce10" table:formula="of:=1/(SQRT([.$B13]^4+5))" office:value-type="float" office:value="0.15064871543094199">
            <text:p>0.15064871543094199</text:p>
          </table:table-cell>
          <table:table-cell table:style-name="ce11" table:formula="of:=IF(MOD([.A13];2)=0;[.D12]+2*[.C13];[.D12]+4*[.C13])" office:value-type="float" office:value="4.3434419678378902">
            <text:p>4.3434419678378902</text:p>
          </table:table-cell>
          <table:table-cell table:formula="of:=IF([.B13]&gt;=[.$B$4];COM.MICROSOFT.CONCAT(&quot;Интеграл=&quot;; ROUND(([.D13]-[.$B$6])*[.$D$4]/3;5));&quot;ТОСHKAТОСHKAТОСHKA&quot;)" office:value-type="string">
            <text:p>...</text:p>
          </table:table-cell>
          <table:table-cell table:number-columns-repeated="1024"/>
        </table:table-row>
        <table:table-row table:style-name="ro14">
          <table:table-cell table:style-name="ce5" office:value-type="float" office:value="6">
            <text:p>6</text:p>
          </table:table-cell>
          <table:table-cell table:style-name="ce9" table:formula="of:=IF([.A14]&gt;[.$C$4];&quot;СТОП&quot;;[.B13]+[.$D$4])" office:value-type="float" office:value="2.7999999999999998">
            <text:p>2.7999999999999998</text:p>
          </table:table-cell>
          <table:table-cell table:style-name="ce10" table:formula="of:=1/(SQRT([.$B14]^4+5))" office:value-type="float" office:value="0.122659597490777">
            <text:p>0.122659597490777</text:p>
          </table:table-cell>
          <table:table-cell table:style-name="ce11" table:formula="of:=IF(MOD([.A14];2)=0;[.D13]+2*[.C14];[.D13]+4*[.C14])" office:value-type="float" office:value="4.5887611628194502">
            <text:p>4.5887611628194502</text:p>
          </table:table-cell>
          <table:table-cell table:formula="of:=IF([.B14]&gt;=[.$B$4];COM.MICROSOFT.CONCAT(&quot;Интеграл=&quot;; ROUND(([.D14]-[.$B$6])*[.$D$4]/3;5));&quot;ТОСHKAТОСHKAТОСHKA&quot;)" office:value-type="string">
            <text:p>...</text:p>
          </table:table-cell>
          <table:table-cell table:number-columns-repeated="1024"/>
        </table:table-row>
        <table:table-row table:style-name="ro15">
          <table:table-cell table:style-name="ce5" office:value-type="float" office:value="7">
            <text:p>7</text:p>
          </table:table-cell>
          <table:table-cell table:style-name="ce9" table:formula="of:=IF([.A15]&gt;[.$C$4];&quot;СТОП&quot;;[.B14]+[.$D$4])" office:value-type="float" office:value="3.1000000000000001">
            <text:p>3.1000000000000001</text:p>
          </table:table-cell>
          <table:table-cell table:style-name="ce10" table:formula="of:=1/(SQRT([.$B15]^4+5))" office:value-type="float" office:value="0.101350836593684">
            <text:p>0.101350836593684</text:p>
          </table:table-cell>
          <table:table-cell table:style-name="ce11" table:formula="of:=IF(MOD([.A15];2)=0;[.D14]+2*[.C15];[.D14]+4*[.C15])" office:value-type="float" office:value="4.9941645091941904">
            <text:p>4.9941645091941904</text:p>
          </table:table-cell>
          <table:table-cell table:formula="of:=IF([.B15]&gt;=[.$B$4];COM.MICROSOFT.CONCAT(&quot;Интеграл=&quot;; ROUND(([.D15]-[.$B$6])*[.$D$4]/3;5));&quot;ТОСHKAТОСHKAТОСHKA&quot;)" office:value-type="string">
            <text:p>...</text:p>
          </table:table-cell>
          <table:table-cell table:number-columns-repeated="1024"/>
        </table:table-row>
        <table:table-row table:style-name="ro16">
          <table:table-cell table:style-name="ce5" office:value-type="float" office:value="8">
            <text:p>8</text:p>
          </table:table-cell>
          <table:table-cell table:style-name="ce9" table:formula="of:=IF([.A16]&gt;[.$C$4];&quot;СТОП&quot;;[.B15]+[.$D$4])" office:value-type="float" office:value="3.3999999999999999">
            <text:p>3.3999999999999999</text:p>
          </table:table-cell>
          <table:table-cell table:style-name="ce10" table:formula="of:=1/(SQRT([.$B16]^4+5))" office:value-type="float" office:value="0.084930904541684504">
            <text:p>0.084930904541684504</text:p>
          </table:table-cell>
          <table:table-cell table:style-name="ce11" table:formula="of:=IF(MOD([.A16];2)=0;[.D15]+2*[.C16];[.D15]+4*[.C16])" office:value-type="float" office:value="5.1640263182775596">
            <text:p>5.1640263182775596</text:p>
          </table:table-cell>
          <table:table-cell table:formula="of:=IF([.B16]&gt;=[.$B$4];COM.MICROSOFT.CONCAT(&quot;Интеграл=&quot;; ROUND(([.D16]-[.$B$6])*[.$D$4]/3;5));&quot;ТОСHKAТОСHKAТОСHKA&quot;)" office:value-type="string">
            <text:p>...</text:p>
          </table:table-cell>
          <table:table-cell table:number-columns-repeated="1024"/>
        </table:table-row>
        <table:table-row table:style-name="ro17">
          <table:table-cell table:style-name="ce5" office:value-type="float" office:value="9">
            <text:p>9</text:p>
          </table:table-cell>
          <table:table-cell table:style-name="ce9" table:formula="of:=IF([.A17]&gt;[.$C$4];&quot;СТОП&quot;;[.B16]+[.$D$4])" office:value-type="float" office:value="3.7000000000000002">
            <text:p>3.7000000000000002</text:p>
          </table:table-cell>
          <table:table-cell table:style-name="ce10" table:formula="of:=1/(SQRT([.$B17]^4+5))" office:value-type="float" office:value="0.072090708884891996">
            <text:p>0.072090708884891996</text:p>
          </table:table-cell>
          <table:table-cell table:style-name="ce11" table:formula="of:=IF(MOD([.A17];2)=0;[.D16]+2*[.C17];[.D16]+4*[.C17])" office:value-type="float" office:value="5.4523891538171201">
            <text:p>5.4523891538171201</text:p>
          </table:table-cell>
          <table:table-cell table:formula="of:=IF([.B17]&gt;=[.$B$4];COM.MICROSOFT.CONCAT(&quot;Интеграл=&quot;; ROUND(([.D17]-[.$B$6])*[.$D$4]/3;5));&quot;ТОСHKAТОСHKAТОСHKA&quot;)" office:value-type="string">
            <text:p>...</text:p>
          </table:table-cell>
          <table:table-cell table:number-columns-repeated="1024"/>
        </table:table-row>
        <table:table-row table:style-name="ro18">
          <table:table-cell table:style-name="ce5" office:value-type="float" office:value="10">
            <text:p>10</text:p>
          </table:table-cell>
          <table:table-cell table:style-name="ce9" table:formula="of:=IF([.A18]&gt;[.$C$4];&quot;СТОП&quot;;[.B17]+[.$D$4])" office:value-type="float" office:value="4">
            <text:p>4</text:p>
          </table:table-cell>
          <table:table-cell table:style-name="ce10" table:formula="of:=1/(SQRT([.$B18]^4+5))" office:value-type="float" office:value="0.061898446059017301">
            <text:p>0.061898446059017301</text:p>
          </table:table-cell>
          <table:table-cell table:style-name="ce11" table:formula="of:=IF(MOD([.A18];2)=0;[.D17]+2*[.C18];[.D17]+4*[.C18])" office:value-type="float" office:value="5.5761860459351604">
            <text:p>5.5761860459351604</text:p>
          </table:table-cell>
          <table:table-cell table:formula="of:=IF([.B18]&gt;=[.$B$4];COM.MICROSOFT.CONCAT(&quot;Интеграл=&quot;; ROUND(([.D18]-[.$B$6])*[.$D$4]/3;5));&quot;ТОСHKAТОСHKAТОСHKA&quot;)" office:value-type="string">
            <text:p>Интеграл=0.55143</text:p>
          </table:table-cell>
          <table:table-cell table:number-columns-repeated="1024"/>
        </table:table-row>
        <table:table-row table:style-name="ro19">
          <table:table-cell table:style-name="ce5" office:value-type="float" office:value="11">
            <text:p>11</text:p>
          </table:table-cell>
          <table:table-cell table:style-name="ce8" table:formula="of:=IF([.A19]&gt;[.$C$4];&quot;СТОП&quot;;[.B18]+[.$D$4])" office:value-type="string">
            <text:p>СТОП</text:p>
          </table:table-cell>
          <table:table-cell table:number-columns-repeated="1024"/>
        </table:table-row>
        <table:table-row table:number-rows-repeated="45" table:style-name="ro1">
          <table:table-cell table:number-columns-repeated="1024"/>
        </table:table-row>
      </table:table>
      <table:table table:name="20" table:style-name="ta2">
        <table:table-column table:number-columns-repeated="3" table:style-name="co7" table:default-cell-style-name="ce4"/>
        <table:table-column table:number-columns-repeated="2" table:style-name="co8" table:default-cell-style-name="Default"/>
        <table:table-column table:number-columns-repeated="1019" table:style-name="co9" table:default-cell-style-name="Default"/>
        <table:table-column table:style-name="co6" table:default-cell-style-name="Default"/>
        <table:table-row table:number-rows-repeated="2" table:style-name="ro21">
          <table:table-cell table:number-columns-repeated="1024"/>
        </table:table-row>
        <table:table-row table:style-name="ro22">
          <table:table-cell table:style-name="ce5" office:value-type="string">
            <text:p><text:span text:style-name="T14">a</text:span></text:p>
          </table:table-cell>
          <table:table-cell table:style-name="ce5" office:value-type="string">
            <text:p><text:span text:style-name="T15">b</text:span></text:p>
          </table:table-cell>
          <table:table-cell table:style-name="ce5" office:value-type="string">
            <text:p><text:span text:style-name="T16">n</text:span></text:p>
          </table:table-cell>
          <table:table-cell table:style-name="ce5" office:value-type="string">
            <text:p><text:span text:style-name="T17">h</text:span></text:p>
          </table:table-cell>
          <table:table-cell table:number-columns-repeated="1024"/>
        </table:table-row>
        <table:table-row table:style-name="ro23"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20">
            <text:p>20</text:p>
          </table:table-cell>
          <table:table-cell table:style-name="ce6" table:formula="of:=IF(MOD([.C4];2)=0; ([.B4]-[.A4])/[.C4];&quot;нечетное n не допускается&quot;)" office:value-type="float" office:value="0.14999999999999999">
            <text:p>0.14999999999999999</text:p>
          </table:table-cell>
          <table:table-cell table:number-columns-repeated="1024"/>
        </table:table-row>
        <table:table-row table:style-name="ro24">
          <table:table-cell/>
          <table:table-cell table:style-name="ce5" office:value-type="string">
            <text:p><text:span text:style-name="T18">y(b)</text:span></text:p>
          </table:table-cell>
          <table:table-cell table:number-columns-repeated="1024"/>
        </table:table-row>
        <table:table-row table:style-name="ro25">
          <table:table-cell/>
          <table:table-cell table:style-name="ce7" table:formula="of:=1/(SQRT([.B4]^4+5))" office:value-type="float" office:value="0.061898446059017301">
            <text:p>0.061898446059017301</text:p>
          </table:table-cell>
          <table:table-cell table:number-columns-repeated="1024"/>
        </table:table-row>
        <table:table-row table:style-name="ro26">
          <table:table-cell table:style-name="ce5" office:value-type="string">
            <text:p><text:span text:style-name="T19">№</text:span></text:p>
          </table:table-cell>
          <table:table-cell table:style-name="ce8" office:value-type="string">
            <text:p><text:span text:style-name="T20">X</text:span><text:span text:style-name="T21">i</text:span></text:p>
          </table:table-cell>
          <table:table-cell table:style-name="ce8" office:value-type="string">
            <text:p><text:span text:style-name="T22">Y</text:span><text:span text:style-name="T23">i</text:span></text:p>
          </table:table-cell>
          <table:table-cell table:style-name="ce8" office:value-type="string">
            <text:p><text:span text:style-name="T24">част суммы</text:span></text:p>
          </table:table-cell>
          <table:table-cell office:value-type="string">
            <text:p><text:span text:style-name="T25">Интеграл</text:span></text:p>
          </table:table-cell>
          <table:table-cell table:number-columns-repeated="1024"/>
        </table:table-row>
        <table:table-row table:style-name="ro27">
          <table:table-cell table:style-name="ce5" office:value-type="float" office:value="0">
            <text:p>0</text:p>
          </table:table-cell>
          <table:table-cell table:style-name="ce9" table:formula="of:=[.A4]" office:value-type="float" office:value="1">
            <text:p>1</text:p>
          </table:table-cell>
          <table:table-cell table:style-name="ce10" table:formula="of:=1/(SQRT([.$B8]^4+5))" office:value-type="float" office:value="0.40824829046386302">
            <text:p>0.40824829046386302</text:p>
          </table:table-cell>
          <table:table-cell table:style-name="ce11" table:formula="of:=[.C8]" office:value-type="float" office:value="0.40824829046386302">
            <text:p>0.40824829046386302</text:p>
          </table:table-cell>
          <table:table-cell table:number-columns-repeated="1024"/>
        </table:table-row>
        <table:table-row table:style-name="ro28">
          <table:table-cell table:style-name="ce5" office:value-type="float" office:value="1">
            <text:p>1</text:p>
          </table:table-cell>
          <table:table-cell table:style-name="ce9" table:formula="of:=IF([.A9]&gt;[.$C$4];&quot;СТОП&quot;;[.B8]+[.$D$4])" office:value-type="float" office:value="1.1499999999999999">
            <text:p>1.1499999999999999</text:p>
          </table:table-cell>
          <table:table-cell table:style-name="ce10" table:formula="of:=1/(SQRT([.$B9]^4+5))" office:value-type="float" office:value="0.38492851551843899">
            <text:p>0.38492851551843899</text:p>
          </table:table-cell>
          <table:table-cell table:style-name="ce11" table:formula="of:=IF(MOD([.A9];2)=0;[.D8]+2*[.C9];[.D8]+4*[.C9])" office:value-type="float" office:value="1.94796235253762">
            <text:p>1.94796235253762</text:p>
          </table:table-cell>
          <table:table-cell table:formula="of:=IF([.B9]&gt;=[.$B$4];COM.MICROSOFT.CONCAT(&quot;Интеграл=&quot;; ROUND(([.D9]-[.$B$6])*[.$D$4]/3;5));&quot;ТОСHKAТОСHKAТОСHKA&quot;)" office:value-type="string">
            <text:p>...</text:p>
          </table:table-cell>
          <table:table-cell table:number-columns-repeated="1024"/>
        </table:table-row>
        <table:table-row table:style-name="ro29">
          <table:table-cell table:style-name="ce5" office:value-type="float" office:value="2">
            <text:p>2</text:p>
          </table:table-cell>
          <table:table-cell table:style-name="ce9" table:formula="of:=IF([.A10]&gt;[.$C$4];&quot;СТОП&quot;;[.B9]+[.$D$4])" office:value-type="float" office:value="1.3">
            <text:p>1.3</text:p>
          </table:table-cell>
          <table:table-cell table:style-name="ce10" table:formula="of:=1/(SQRT([.$B10]^4+5))" office:value-type="float" office:value="0.35677671179199999">
            <text:p>0.35677671179199999</text:p>
          </table:table-cell>
          <table:table-cell table:style-name="ce11" table:formula="of:=IF(MOD([.A10];2)=0;[.D9]+2*[.C10];[.D9]+4*[.C10])" office:value-type="float" office:value="2.6615157761216199">
            <text:p>2.6615157761216199</text:p>
          </table:table-cell>
          <table:table-cell table:formula="of:=IF([.B10]&gt;=[.$B$4];COM.MICROSOFT.CONCAT(&quot;Интеграл=&quot;; ROUND(([.D10]-[.$B$6])*[.$D$4]/3;5));&quot;ТОСHKAТОСHKAТОСHKA&quot;)" office:value-type="string">
            <text:p>...</text:p>
          </table:table-cell>
          <table:table-cell table:number-columns-repeated="1024"/>
        </table:table-row>
        <table:table-row table:style-name="ro30">
          <table:table-cell table:style-name="ce5" office:value-type="float" office:value="3">
            <text:p>3</text:p>
          </table:table-cell>
          <table:table-cell table:style-name="ce9" table:formula="of:=IF([.A11]&gt;[.$C$4];&quot;СТОП&quot;;[.B10]+[.$D$4])" office:value-type="float" office:value="1.45">
            <text:p>1.45</text:p>
          </table:table-cell>
          <table:table-cell table:style-name="ce10" table:formula="of:=1/(SQRT([.$B11]^4+5))" office:value-type="float" office:value="0.325808851527285">
            <text:p>0.325808851527285</text:p>
          </table:table-cell>
          <table:table-cell table:style-name="ce11" table:formula="of:=IF(MOD([.A11];2)=0;[.D10]+2*[.C11];[.D10]+4*[.C11])" office:value-type="float" office:value="3.96475118223076">
            <text:p>3.96475118223076</text:p>
          </table:table-cell>
          <table:table-cell table:formula="of:=IF([.B11]&gt;=[.$B$4];COM.MICROSOFT.CONCAT(&quot;Интеграл=&quot;; ROUND(([.D11]-[.$B$6])*[.$D$4]/3;5));&quot;ТОСHKAТОСHKAТОСHKA&quot;)" office:value-type="string">
            <text:p>...</text:p>
          </table:table-cell>
          <table:table-cell table:number-columns-repeated="1024"/>
        </table:table-row>
        <table:table-row table:style-name="ro31">
          <table:table-cell table:style-name="ce5" office:value-type="float" office:value="4">
            <text:p>4</text:p>
          </table:table-cell>
          <table:table-cell table:style-name="ce9" table:formula="of:=IF([.A12]&gt;[.$C$4];&quot;СТОП&quot;;[.B11]+[.$D$4])" office:value-type="float" office:value="1.6000000000000001">
            <text:p>1.6000000000000001</text:p>
          </table:table-cell>
          <table:table-cell table:style-name="ce10" table:formula="of:=1/(SQRT([.$B12]^4+5))" office:value-type="float" office:value="0.294199097530354">
            <text:p>0.294199097530354</text:p>
          </table:table-cell>
          <table:table-cell table:style-name="ce11" table:formula="of:=IF(MOD([.A12];2)=0;[.D11]+2*[.C12];[.D11]+4*[.C12])" office:value-type="float" office:value="4.5531493772914704">
            <text:p>4.5531493772914704</text:p>
          </table:table-cell>
          <table:table-cell table:formula="of:=IF([.B12]&gt;=[.$B$4];COM.MICROSOFT.CONCAT(&quot;Интеграл=&quot;; ROUND(([.D12]-[.$B$6])*[.$D$4]/3;5));&quot;ТОСHKAТОСHKAТОСHKA&quot;)" office:value-type="string">
            <text:p>...</text:p>
          </table:table-cell>
          <table:table-cell table:number-columns-repeated="1024"/>
        </table:table-row>
        <table:table-row table:style-name="ro32">
          <table:table-cell table:style-name="ce5" office:value-type="float" office:value="5">
            <text:p>5</text:p>
          </table:table-cell>
          <table:table-cell table:style-name="ce9" table:formula="of:=IF([.A13]&gt;[.$C$4];&quot;СТОП&quot;;[.B12]+[.$D$4])" office:value-type="float" office:value="1.75">
            <text:p>1.75</text:p>
          </table:table-cell>
          <table:table-cell table:style-name="ce10" table:formula="of:=1/(SQRT([.$B13]^4+5))" office:value-type="float" office:value="0.26371636076487898">
            <text:p>0.26371636076487898</text:p>
          </table:table-cell>
          <table:table-cell table:style-name="ce11" table:formula="of:=IF(MOD([.A13];2)=0;[.D12]+2*[.C13];[.D12]+4*[.C13])" office:value-type="float" office:value="5.6080148203509799">
            <text:p>5.6080148203509799</text:p>
          </table:table-cell>
          <table:table-cell table:formula="of:=IF([.B13]&gt;=[.$B$4];COM.MICROSOFT.CONCAT(&quot;Интеграл=&quot;; ROUND(([.D13]-[.$B$6])*[.$D$4]/3;5));&quot;ТОСHKAТОСHKAТОСHKA&quot;)" office:value-type="string">
            <text:p>...</text:p>
          </table:table-cell>
          <table:table-cell table:number-columns-repeated="1024"/>
        </table:table-row>
        <table:table-row table:style-name="ro33">
          <table:table-cell table:style-name="ce5" office:value-type="float" office:value="6">
            <text:p>6</text:p>
          </table:table-cell>
          <table:table-cell table:style-name="ce9" table:formula="of:=IF([.A14]&gt;[.$C$4];&quot;СТОП&quot;;[.B13]+[.$D$4])" office:value-type="float" office:value="1.8999999999999999">
            <text:p>1.8999999999999999</text:p>
          </table:table-cell>
          <table:table-cell table:style-name="ce10" table:formula="of:=1/(SQRT([.$B14]^4+5))" office:value-type="float" office:value="0.23549237322906699">
            <text:p>0.23549237322906699</text:p>
          </table:table-cell>
          <table:table-cell table:style-name="ce11" table:formula="of:=IF(MOD([.A14];2)=0;[.D13]+2*[.C14];[.D13]+4*[.C14])" office:value-type="float" office:value="6.0789995668091201">
            <text:p>6.0789995668091201</text:p>
          </table:table-cell>
          <table:table-cell table:formula="of:=IF([.B14]&gt;=[.$B$4];COM.MICROSOFT.CONCAT(&quot;Интеграл=&quot;; ROUND(([.D14]-[.$B$6])*[.$D$4]/3;5));&quot;ТОСHKAТОСHKAТОСHKA&quot;)" office:value-type="string">
            <text:p>...</text:p>
          </table:table-cell>
          <table:table-cell table:number-columns-repeated="1024"/>
        </table:table-row>
        <table:table-row table:style-name="ro34">
          <table:table-cell table:style-name="ce5" office:value-type="float" office:value="7">
            <text:p>7</text:p>
          </table:table-cell>
          <table:table-cell table:style-name="ce9" table:formula="of:=IF([.A15]&gt;[.$C$4];&quot;СТОП&quot;;[.B14]+[.$D$4])" office:value-type="float" office:value="2.0499999999999998">
            <text:p>2.0499999999999998</text:p>
          </table:table-cell>
          <table:table-cell table:style-name="ce10" table:formula="of:=1/(SQRT([.$B15]^4+5))" office:value-type="float" office:value="0.21006824381080799">
            <text:p>0.21006824381080799</text:p>
          </table:table-cell>
          <table:table-cell table:style-name="ce11" table:formula="of:=IF(MOD([.A15];2)=0;[.D14]+2*[.C15];[.D14]+4*[.C15])" office:value-type="float" office:value="6.91927254205235">
            <text:p>6.91927254205235</text:p>
          </table:table-cell>
          <table:table-cell table:formula="of:=IF([.B15]&gt;=[.$B$4];COM.MICROSOFT.CONCAT(&quot;Интеграл=&quot;; ROUND(([.D15]-[.$B$6])*[.$D$4]/3;5));&quot;ТОСHKAТОСHKAТОСHKA&quot;)" office:value-type="string">
            <text:p>...</text:p>
          </table:table-cell>
          <table:table-cell table:number-columns-repeated="1024"/>
        </table:table-row>
        <table:table-row table:style-name="ro35">
          <table:table-cell table:style-name="ce5" office:value-type="float" office:value="8">
            <text:p>8</text:p>
          </table:table-cell>
          <table:table-cell table:style-name="ce9" table:formula="of:=IF([.A16]&gt;[.$C$4];&quot;СТОП&quot;;[.B15]+[.$D$4])" office:value-type="float" office:value="2.2000000000000002">
            <text:p>2.2000000000000002</text:p>
          </table:table-cell>
          <table:table-cell table:style-name="ce10" table:formula="of:=1/(SQRT([.$B16]^4+5))" office:value-type="float" office:value="0.18756214025264301">
            <text:p>0.18756214025264301</text:p>
          </table:table-cell>
          <table:table-cell table:style-name="ce11" table:formula="of:=IF(MOD([.A16];2)=0;[.D15]+2*[.C16];[.D15]+4*[.C16])" office:value-type="float" office:value="7.2943968225576397">
            <text:p>7.2943968225576397</text:p>
          </table:table-cell>
          <table:table-cell table:formula="of:=IF([.B16]&gt;=[.$B$4];COM.MICROSOFT.CONCAT(&quot;Интеграл=&quot;; ROUND(([.D16]-[.$B$6])*[.$D$4]/3;5));&quot;ТОСHKAТОСHKAТОСHKA&quot;)" office:value-type="string">
            <text:p>...</text:p>
          </table:table-cell>
          <table:table-cell table:number-columns-repeated="1024"/>
        </table:table-row>
        <table:table-row table:style-name="ro36">
          <table:table-cell table:style-name="ce5" office:value-type="float" office:value="9">
            <text:p>9</text:p>
          </table:table-cell>
          <table:table-cell table:style-name="ce9" table:formula="of:=IF([.A17]&gt;[.$C$4];&quot;СТОП&quot;;[.B16]+[.$D$4])" office:value-type="float" office:value="2.3500000000000001">
            <text:p>2.3500000000000001</text:p>
          </table:table-cell>
          <table:table-cell table:style-name="ce10" table:formula="of:=1/(SQRT([.$B17]^4+5))" office:value-type="float" office:value="0.167840984865847">
            <text:p>0.167840984865847</text:p>
          </table:table-cell>
          <table:table-cell table:style-name="ce11" table:formula="of:=IF(MOD([.A17];2)=0;[.D16]+2*[.C17];[.D16]+4*[.C17])" office:value-type="float" office:value="7.96576076202102">
            <text:p>7.96576076202102</text:p>
          </table:table-cell>
          <table:table-cell table:formula="of:=IF([.B17]&gt;=[.$B$4];COM.MICROSOFT.CONCAT(&quot;Интеграл=&quot;; ROUND(([.D17]-[.$B$6])*[.$D$4]/3;5));&quot;ТОСHKAТОСHKAТОСHKA&quot;)" office:value-type="string">
            <text:p>...</text:p>
          </table:table-cell>
          <table:table-cell table:number-columns-repeated="1024"/>
        </table:table-row>
        <table:table-row table:style-name="ro37">
          <table:table-cell table:style-name="ce5" office:value-type="float" office:value="10">
            <text:p>10</text:p>
          </table:table-cell>
          <table:table-cell table:style-name="ce9" table:formula="of:=IF([.A18]&gt;[.$C$4];&quot;СТОП&quot;;[.B17]+[.$D$4])" office:value-type="float" office:value="2.5">
            <text:p>2.5</text:p>
          </table:table-cell>
          <table:table-cell table:style-name="ce10" table:formula="of:=1/(SQRT([.$B18]^4+5))" office:value-type="float" office:value="0.15064871543094199">
            <text:p>0.15064871543094199</text:p>
          </table:table-cell>
          <table:table-cell table:style-name="ce11" table:formula="of:=IF(MOD([.A18];2)=0;[.D17]+2*[.C18];[.D17]+4*[.C18])" office:value-type="float" office:value="8.2670581928829101">
            <text:p>8.2670581928829101</text:p>
          </table:table-cell>
          <table:table-cell table:formula="of:=IF([.B18]&gt;=[.$B$4];COM.MICROSOFT.CONCAT(&quot;Интеграл=&quot;; ROUND(([.D18]-[.$B$6])*[.$D$4]/3;5));&quot;ТОСHKAТОСHKAТОСHKA&quot;)" office:value-type="string">
            <text:p>...</text:p>
          </table:table-cell>
          <table:table-cell table:number-columns-repeated="1024"/>
        </table:table-row>
        <table:table-row table:style-name="ro38">
          <table:table-cell table:style-name="ce5" office:value-type="float" office:value="11">
            <text:p>11</text:p>
          </table:table-cell>
          <table:table-cell table:style-name="ce12" table:formula="of:=IF([.A19]&gt;[.$C$4];&quot;СТОП&quot;;[.B18]+[.$D$4])" office:value-type="float" office:value="2.6499999999999999">
            <text:p>2.6499999999999999</text:p>
          </table:table-cell>
          <table:table-cell table:style-name="ce10" table:formula="of:=1/(SQRT([.$B19]^4+5))" office:value-type="float" office:value="0.13568695115977999">
            <text:p>0.13568695115977999</text:p>
          </table:table-cell>
          <table:table-cell table:style-name="ce11" table:formula="of:=IF(MOD([.A19];2)=0;[.D18]+2*[.C19];[.D18]+4*[.C19])" office:value-type="float" office:value="8.8098059975220302">
            <text:p>8.8098059975220302</text:p>
          </table:table-cell>
          <table:table-cell table:formula="of:=IF([.B19]&gt;=[.$B$4];COM.MICROSOFT.CONCAT(&quot;Интеграл=&quot;; ROUND(([.D19]-[.$B$6])*[.$D$4]/3;5));&quot;ТОСHKAТОСHKAТОСHKA&quot;)" office:value-type="string">
            <text:p>...</text:p>
          </table:table-cell>
          <table:table-cell table:number-columns-repeated="1024"/>
        </table:table-row>
        <table:table-row table:style-name="ro39">
          <table:table-cell table:style-name="ce5" office:value-type="float" office:value="12">
            <text:p>12</text:p>
          </table:table-cell>
          <table:table-cell table:style-name="ce9" table:formula="of:=IF([.A20]&gt;[.$C$4];&quot;СТОП&quot;;[.B19]+[.$D$4])" office:value-type="float" office:value="2.7999999999999998">
            <text:p>2.7999999999999998</text:p>
          </table:table-cell>
          <table:table-cell table:style-name="ce10" table:formula="of:=1/(SQRT([.$B20]^4+5))" office:value-type="float" office:value="0.122659597490777">
            <text:p>0.122659597490777</text:p>
          </table:table-cell>
          <table:table-cell table:style-name="ce11" table:formula="of:=IF(MOD([.A20];2)=0;[.D19]+2*[.C20];[.D19]+4*[.C20])" office:value-type="float" office:value="9.0551251925035903">
            <text:p>9.0551251925035903</text:p>
          </table:table-cell>
          <table:table-cell table:formula="of:=IF([.B20]&gt;=[.$B$4];COM.MICROSOFT.CONCAT(&quot;Интеграл=&quot;; ROUND(([.D20]-[.$B$6])*[.$D$4]/3;5));&quot;ТОСHKAТОСHKAТОСHKA&quot;)" office:value-type="string">
            <text:p>...</text:p>
          </table:table-cell>
          <table:table-cell table:number-columns-repeated="1024"/>
        </table:table-row>
        <table:table-row table:style-name="ro40">
          <table:table-cell table:style-name="ce5" office:value-type="float" office:value="13">
            <text:p>13</text:p>
          </table:table-cell>
          <table:table-cell table:style-name="ce9" table:formula="of:=IF([.A21]&gt;[.$C$4];&quot;СТОП&quot;;[.B20]+[.$D$4])" office:value-type="float" office:value="2.9500000000000002">
            <text:p>2.9500000000000002</text:p>
          </table:table-cell>
          <table:table-cell table:style-name="ce10" table:formula="of:=1/(SQRT([.$B21]^4+5))" office:value-type="float" office:value="0.111294343717891">
            <text:p>0.111294343717891</text:p>
          </table:table-cell>
          <table:table-cell table:style-name="ce11" table:formula="of:=IF(MOD([.A21];2)=0;[.D20]+2*[.C21];[.D20]+4*[.C21])" office:value-type="float" office:value="9.5003025673751509">
            <text:p>9.5003025673751509</text:p>
          </table:table-cell>
          <table:table-cell table:formula="of:=IF([.B21]&gt;=[.$B$4];COM.MICROSOFT.CONCAT(&quot;Интеграл=&quot;; ROUND(([.D21]-[.$B$6])*[.$D$4]/3;5));&quot;ТОСHKAТОСHKAТОСHKA&quot;)" office:value-type="string">
            <text:p>...</text:p>
          </table:table-cell>
          <table:table-cell table:number-columns-repeated="1024"/>
        </table:table-row>
        <table:table-row table:style-name="ro41">
          <table:table-cell table:style-name="ce5" office:value-type="float" office:value="14">
            <text:p>14</text:p>
          </table:table-cell>
          <table:table-cell table:style-name="ce12" table:formula="of:=IF([.A22]&gt;[.$C$4];&quot;СТОП&quot;;[.B21]+[.$D$4])" office:value-type="float" office:value="3.1000000000000001">
            <text:p>3.1000000000000001</text:p>
          </table:table-cell>
          <table:table-cell table:style-name="ce10" table:formula="of:=1/(SQRT([.$B22]^4+5))" office:value-type="float" office:value="0.101350836593684">
            <text:p>0.101350836593684</text:p>
          </table:table-cell>
          <table:table-cell table:style-name="ce11" table:formula="of:=IF(MOD([.A22];2)=0;[.D21]+2*[.C22];[.D21]+4*[.C22])" office:value-type="float" office:value="9.7030042405625192">
            <text:p>9.7030042405625192</text:p>
          </table:table-cell>
          <table:table-cell table:formula="of:=IF([.B22]&gt;=[.$B$4];COM.MICROSOFT.CONCAT(&quot;Интеграл=&quot;; ROUND(([.D22]-[.$B$6])*[.$D$4]/3;5));&quot;ТОСHKAТОСHKAТОСHKA&quot;)" office:value-type="string">
            <text:p>...</text:p>
          </table:table-cell>
          <table:table-cell table:number-columns-repeated="1024"/>
        </table:table-row>
        <table:table-row table:style-name="ro42">
          <table:table-cell table:style-name="ce5" office:value-type="float" office:value="15">
            <text:p>15</text:p>
          </table:table-cell>
          <table:table-cell table:style-name="ce9" table:formula="of:=IF([.A23]&gt;[.$C$4];&quot;СТОП&quot;;[.B22]+[.$D$4])" office:value-type="float" office:value="3.25">
            <text:p>3.25</text:p>
          </table:table-cell>
          <table:table-cell table:style-name="ce10" table:formula="of:=1/(SQRT([.$B23]^4+5))" office:value-type="float" office:value="0.092621816968355294">
            <text:p>0.092621816968355294</text:p>
          </table:table-cell>
          <table:table-cell table:style-name="ce11" table:formula="of:=IF(MOD([.A23];2)=0;[.D22]+2*[.C23];[.D22]+4*[.C23])" office:value-type="float" office:value="10.0734915084359">
            <text:p>10.0734915084359</text:p>
          </table:table-cell>
          <table:table-cell table:formula="of:=IF([.B23]&gt;=[.$B$4];COM.MICROSOFT.CONCAT(&quot;Интеграл=&quot;; ROUND(([.D23]-[.$B$6])*[.$D$4]/3;5));&quot;ТОСHKAТОСHKAТОСHKA&quot;)" office:value-type="string">
            <text:p>...</text:p>
          </table:table-cell>
          <table:table-cell table:number-columns-repeated="1024"/>
        </table:table-row>
        <table:table-row table:style-name="ro43">
          <table:table-cell table:style-name="ce5" office:value-type="float" office:value="16">
            <text:p>16</text:p>
          </table:table-cell>
          <table:table-cell table:style-name="ce9" table:formula="of:=IF([.A24]&gt;[.$C$4];&quot;СТОП&quot;;[.B23]+[.$D$4])" office:value-type="float" office:value="3.3999999999999999">
            <text:p>3.3999999999999999</text:p>
          </table:table-cell>
          <table:table-cell table:style-name="ce10" table:formula="of:=1/(SQRT([.$B24]^4+5))" office:value-type="float" office:value="0.084930904541684601">
            <text:p>0.084930904541684601</text:p>
          </table:table-cell>
          <table:table-cell table:style-name="ce11" table:formula="of:=IF(MOD([.A24];2)=0;[.D23]+2*[.C24];[.D23]+4*[.C24])" office:value-type="float" office:value="10.243353317519301">
            <text:p>10.243353317519301</text:p>
          </table:table-cell>
          <table:table-cell table:formula="of:=IF([.B24]&gt;=[.$B$4];COM.MICROSOFT.CONCAT(&quot;Интеграл=&quot;; ROUND(([.D24]-[.$B$6])*[.$D$4]/3;5));&quot;ТОСHKAТОСHKAТОСHKA&quot;)" office:value-type="string">
            <text:p>...</text:p>
          </table:table-cell>
          <table:table-cell table:number-columns-repeated="1024"/>
        </table:table-row>
        <table:table-row table:style-name="ro44">
          <table:table-cell table:style-name="ce5" office:value-type="float" office:value="17">
            <text:p>17</text:p>
          </table:table-cell>
          <table:table-cell table:style-name="ce12" table:formula="of:=IF([.A25]&gt;[.$C$4];&quot;СТОП&quot;;[.B24]+[.$D$4])" office:value-type="float" office:value="3.5499999999999998">
            <text:p>3.5499999999999998</text:p>
          </table:table-cell>
          <table:table-cell table:style-name="ce10" table:formula="of:=1/(SQRT([.$B25]^4+5))" office:value-type="float" office:value="0.078129051940936806">
            <text:p>0.078129051940936806</text:p>
          </table:table-cell>
          <table:table-cell table:style-name="ce11" table:formula="of:=IF(MOD([.A25];2)=0;[.D24]+2*[.C25];[.D24]+4*[.C25])" office:value-type="float" office:value="10.5558695252831">
            <text:p>10.5558695252831</text:p>
          </table:table-cell>
          <table:table-cell table:formula="of:=IF([.B25]&gt;=[.$B$4];COM.MICROSOFT.CONCAT(&quot;Интеграл=&quot;; ROUND(([.D25]-[.$B$6])*[.$D$4]/3;5));&quot;ТОСHKAТОСHKAТОСHKA&quot;)" office:value-type="string">
            <text:p>...</text:p>
          </table:table-cell>
          <table:table-cell table:number-columns-repeated="1024"/>
        </table:table-row>
        <table:table-row table:style-name="ro45">
          <table:table-cell table:style-name="ce5" office:value-type="float" office:value="18">
            <text:p>18</text:p>
          </table:table-cell>
          <table:table-cell table:style-name="ce9" table:formula="of:=IF([.A26]&gt;[.$C$4];&quot;СТОП&quot;;[.B25]+[.$D$4])" office:value-type="float" office:value="3.7000000000000002">
            <text:p>3.7000000000000002</text:p>
          </table:table-cell>
          <table:table-cell table:style-name="ce10" table:formula="of:=1/(SQRT([.$B26]^4+5))" office:value-type="float" office:value="0.072090708884891996">
            <text:p>0.072090708884891996</text:p>
          </table:table-cell>
          <table:table-cell table:style-name="ce11" table:formula="of:=IF(MOD([.A26];2)=0;[.D25]+2*[.C26];[.D25]+4*[.C26])" office:value-type="float" office:value="10.700050943052799">
            <text:p>10.700050943052799</text:p>
          </table:table-cell>
          <table:table-cell table:formula="of:=IF([.B26]&gt;=[.$B$4];COM.MICROSOFT.CONCAT(&quot;Интеграл=&quot;; ROUND(([.D26]-[.$B$6])*[.$D$4]/3;5));&quot;ТОСHKAТОСHKAТОСHKA&quot;)" office:value-type="string">
            <text:p>...</text:p>
          </table:table-cell>
          <table:table-cell table:number-columns-repeated="1024"/>
        </table:table-row>
        <table:table-row table:style-name="ro46">
          <table:table-cell table:style-name="ce5" office:value-type="float" office:value="19">
            <text:p>19</text:p>
          </table:table-cell>
          <table:table-cell table:style-name="ce9" table:formula="of:=IF([.A27]&gt;[.$C$4];&quot;СТОП&quot;;[.B26]+[.$D$4])" office:value-type="float" office:value="3.8500000000000001">
            <text:p>3.8500000000000001</text:p>
          </table:table-cell>
          <table:table-cell table:style-name="ce10" table:formula="of:=1/(SQRT([.$B27]^4+5))" office:value-type="float" office:value="0.066710189806085105">
            <text:p>0.066710189806085105</text:p>
          </table:table-cell>
          <table:table-cell table:style-name="ce11" table:formula="of:=IF(MOD([.A27];2)=0;[.D26]+2*[.C27];[.D26]+4*[.C27])" office:value-type="float" office:value="10.9668917022772">
            <text:p>10.9668917022772</text:p>
          </table:table-cell>
          <table:table-cell table:formula="of:=IF([.B27]&gt;=[.$B$4];COM.MICROSOFT.CONCAT(&quot;Интеграл=&quot;; ROUND(([.D27]-[.$B$6])*[.$D$4]/3;5));&quot;ТОСHKAТОСHKAТОСHKA&quot;)" office:value-type="string">
            <text:p>...</text:p>
          </table:table-cell>
          <table:table-cell table:number-columns-repeated="1024"/>
        </table:table-row>
        <table:table-row table:style-name="ro47">
          <table:table-cell table:style-name="ce5" office:value-type="float" office:value="20">
            <text:p>20</text:p>
          </table:table-cell>
          <table:table-cell table:style-name="ce12" table:formula="of:=IF([.A28]&gt;[.$C$4];&quot;СТОП&quot;;[.B27]+[.$D$4])" office:value-type="float" office:value="4">
            <text:p>4</text:p>
          </table:table-cell>
          <table:table-cell table:style-name="ce10" table:formula="of:=1/(SQRT([.$B28]^4+5))" office:value-type="float" office:value="0.061898446059017301">
            <text:p>0.061898446059017301</text:p>
          </table:table-cell>
          <table:table-cell table:style-name="ce11" table:formula="of:=IF(MOD([.A28];2)=0;[.D27]+2*[.C28];[.D27]+4*[.C28])" office:value-type="float" office:value="11.0906885943952">
            <text:p>11.0906885943952</text:p>
          </table:table-cell>
          <table:table-cell table:formula="of:=IF([.B28]&gt;=[.$B$4];COM.MICROSOFT.CONCAT(&quot;Интеграл=&quot;; ROUND(([.D28]-[.$B$6])*[.$D$4]/3;5));&quot;ТОСHKAТОСHKAТОСHKA&quot;)" office:value-type="string">
            <text:p>Интеграл=0.55144</text:p>
          </table:table-cell>
          <table:table-cell table:number-columns-repeated="1024"/>
        </table:table-row>
        <table:table-row table:style-name="ro48">
          <table:table-cell table:style-name="ce5" office:value-type="float" office:value="21">
            <text:p>21</text:p>
          </table:table-cell>
          <table:table-cell table:style-name="ce8" table:formula="of:=IF([.A29]&gt;[.$C$4];&quot;СТОП&quot;;[.B28]+[.$D$4])" office:value-type="string">
            <text:p>СТОП</text:p>
          </table:table-cell>
          <table:table-cell table:number-columns-repeated="1024"/>
        </table:table-row>
        <table:table-row table:number-rows-repeated="35" table:style-name="ro20">
          <table:table-cell table:number-columns-repeated="1024"/>
        </table:table-row>
      </table:table>
      <table:table table:name="18_вариант_10" table:style-name="ta3">
        <table:table-column table:number-columns-repeated="3" table:style-name="co11" table:default-cell-style-name="ce4"/>
        <table:table-column table:number-columns-repeated="2" table:style-name="co12" table:default-cell-style-name="Default"/>
        <table:table-column table:number-columns-repeated="1019" table:style-name="co13" table:default-cell-style-name="Default"/>
        <table:table-column table:style-name="co10" table:default-cell-style-name="Default"/>
        <table:table-row table:number-rows-repeated="2" table:style-name="ro50">
          <table:table-cell table:number-columns-repeated="1024"/>
        </table:table-row>
        <table:table-row table:style-name="ro51">
          <table:table-cell table:style-name="ce5" office:value-type="string">
            <text:p><text:span text:style-name="T27">a</text:span></text:p>
          </table:table-cell>
          <table:table-cell table:style-name="ce5" office:value-type="string">
            <text:p><text:span text:style-name="T28">b</text:span></text:p>
          </table:table-cell>
          <table:table-cell table:style-name="ce5" office:value-type="string">
            <text:p><text:span text:style-name="T29">n</text:span></text:p>
          </table:table-cell>
          <table:table-cell table:style-name="ce5" office:value-type="string">
            <text:p><text:span text:style-name="T30">h</text:span></text:p>
          </table:table-cell>
          <table:table-cell table:number-columns-repeated="1024"/>
        </table:table-row>
        <table:table-row table:style-name="ro52">
          <table:table-cell table:style-name="ce13" office:value-type="float" office:value="0.80000000000000004">
            <text:p>0.80000000000000004</text:p>
          </table:table-cell>
          <table:table-cell table:style-name="ce13" office:value-type="float" office:value="1.6000000000000001">
            <text:p>1.6000000000000001</text:p>
          </table:table-cell>
          <table:table-cell table:style-name="ce13" office:value-type="float" office:value="10">
            <text:p>10</text:p>
          </table:table-cell>
          <table:table-cell table:style-name="ce13" table:formula="of:=([.B4]-[.A4])/[.C4]" office:value-type="float" office:value="0.080000000000000002">
            <text:p>0.080000000000000002</text:p>
          </table:table-cell>
          <table:table-cell table:number-columns-repeated="1024"/>
        </table:table-row>
        <table:table-row table:style-name="ro53">
          <table:table-cell/>
          <table:table-cell table:style-name="ce5" office:value-type="string">
            <text:p><text:span text:style-name="T31">y(b)</text:span></text:p>
          </table:table-cell>
          <table:table-cell table:number-columns-repeated="1024"/>
        </table:table-row>
        <table:table-row table:style-name="ro54">
          <table:table-cell/>
          <table:table-cell table:style-name="ce14" table:formula="of:=[.B4]^2/SIN([.B4])" office:value-type="float" office:value="2.5610920418570702">
            <text:p>2.5610920418570702</text:p>
          </table:table-cell>
          <table:table-cell table:number-columns-repeated="1024"/>
        </table:table-row>
        <table:table-row table:style-name="ro55">
          <table:table-cell table:style-name="ce5" office:value-type="string">
            <text:p><text:span text:style-name="T32">№</text:span></text:p>
          </table:table-cell>
          <table:table-cell table:style-name="ce8" office:value-type="string">
            <text:p><text:span text:style-name="T33">X</text:span><text:span text:style-name="T34">i</text:span></text:p>
          </table:table-cell>
          <table:table-cell table:style-name="ce8" office:value-type="string">
            <text:p><text:span text:style-name="T35">Y</text:span><text:span text:style-name="T36">i</text:span></text:p>
          </table:table-cell>
          <table:table-cell table:style-name="ce8" office:value-type="string">
            <text:p><text:span text:style-name="T37">част суммы</text:span></text:p>
          </table:table-cell>
          <table:table-cell office:value-type="string">
            <text:p><text:span text:style-name="T38">Интеграл</text:span></text:p>
          </table:table-cell>
          <table:table-cell table:number-columns-repeated="1024"/>
        </table:table-row>
        <table:table-row table:style-name="ro56">
          <table:table-cell table:style-name="ce5" office:value-type="float" office:value="0">
            <text:p>0</text:p>
          </table:table-cell>
          <table:table-cell table:style-name="ce9" table:formula="of:=[.A4]" office:value-type="float" office:value="0.80000000000000004">
            <text:p>0.80000000000000004</text:p>
          </table:table-cell>
          <table:table-cell table:style-name="ce10" table:formula="of:=[.B8]^2/SIN([.B8])" office:value-type="float" office:value="0.89216500440872704">
            <text:p>0.89216500440872704</text:p>
          </table:table-cell>
          <table:table-cell table:style-name="ce15" table:formula="of:=[.C8]" office:value-type="float" office:value="0.89216500440872704">
            <text:p>0.89216500440872704</text:p>
          </table:table-cell>
          <table:table-cell table:number-columns-repeated="1024"/>
        </table:table-row>
        <table:table-row table:style-name="ro57">
          <table:table-cell table:style-name="ce5" office:value-type="float" office:value="1">
            <text:p>1</text:p>
          </table:table-cell>
          <table:table-cell table:style-name="ce9" table:formula="of:=IF([.A9]&gt;[.$C$4];&quot;СТОП&quot;;[.B8]+[.$D$4])" office:value-type="float" office:value="0.88">
            <text:p>0.88</text:p>
          </table:table-cell>
          <table:table-cell table:style-name="ce10" table:formula="of:=[.B9]^2/SIN([.B9])" office:value-type="float" office:value="1.0047501445707001">
            <text:p>1.0047501445707001</text:p>
          </table:table-cell>
          <table:table-cell table:style-name="ce11" table:formula="of:=IF(MOD([.A9];2)=0;[.D8]+2*[.C9];[.D8]+4*[.C9])" office:value-type="float" office:value="4.9111655826915301">
            <text:p>4.9111655826915301</text:p>
          </table:table-cell>
          <table:table-cell table:formula="of:=IF([.B9]&gt;=[.$B$4];COM.MICROSOFT.CONCAT(&quot;Интеграл=&quot;; ROUND(([.D9]-[.$B$6])*[.$D$4]/3;5));&quot;ТОСHKAТОСHKAТОСHKA&quot;)" office:value-type="string">
            <text:p>...</text:p>
          </table:table-cell>
          <table:table-cell table:number-columns-repeated="1024"/>
        </table:table-row>
        <table:table-row table:style-name="ro58">
          <table:table-cell table:style-name="ce5" office:value-type="float" office:value="2">
            <text:p>2</text:p>
          </table:table-cell>
          <table:table-cell table:style-name="ce9" table:formula="of:=IF([.A10]&gt;[.$C$4];&quot;СТОП&quot;;[.B9]+[.$D$4])" office:value-type="float" office:value="0.95999999999999996">
            <text:p>0.95999999999999996</text:p>
          </table:table-cell>
          <table:table-cell table:style-name="ce10" table:formula="of:=[.B10]^2/SIN([.B10])" office:value-type="float" office:value="1.1250115792956701">
            <text:p>1.1250115792956701</text:p>
          </table:table-cell>
          <table:table-cell table:style-name="ce11" table:formula="of:=IF(MOD([.A10];2)=0;[.D9]+2*[.C10];[.D9]+4*[.C10])" office:value-type="float" office:value="7.1611887412828699">
            <text:p>7.1611887412828699</text:p>
          </table:table-cell>
          <table:table-cell table:formula="of:=IF([.B10]&gt;=[.$B$4];COM.MICROSOFT.CONCAT(&quot;Интеграл=&quot;; ROUND(([.D10]-[.$B$6])*[.$D$4]/3;5));&quot;ТОСHKAТОСHKAТОСHKA&quot;)" office:value-type="string">
            <text:p>...</text:p>
          </table:table-cell>
          <table:table-cell table:number-columns-repeated="1024"/>
        </table:table-row>
        <table:table-row table:style-name="ro59">
          <table:table-cell table:style-name="ce5" office:value-type="float" office:value="3">
            <text:p>3</text:p>
          </table:table-cell>
          <table:table-cell table:style-name="ce9" table:formula="of:=IF([.A11]&gt;[.$C$4];&quot;СТОП&quot;;[.B10]+[.$D$4])" office:value-type="float" office:value="1.04">
            <text:p>1.04</text:p>
          </table:table-cell>
          <table:table-cell table:style-name="ce10" table:formula="of:=[.B11]^2/SIN([.B11])" office:value-type="float" office:value="1.25416824944993">
            <text:p>1.25416824944993</text:p>
          </table:table-cell>
          <table:table-cell table:style-name="ce11" table:formula="of:=IF(MOD([.A11];2)=0;[.D10]+2*[.C11];[.D10]+4*[.C11])" office:value-type="float" office:value="12.1778617390826">
            <text:p>12.1778617390826</text:p>
          </table:table-cell>
          <table:table-cell table:formula="of:=IF([.B11]&gt;=[.$B$4];COM.MICROSOFT.CONCAT(&quot;Интеграл=&quot;; ROUND(([.D11]-[.$B$6])*[.$D$4]/3;5));&quot;ТОСHKAТОСHKAТОСHKA&quot;)" office:value-type="string">
            <text:p>...</text:p>
          </table:table-cell>
          <table:table-cell table:number-columns-repeated="1024"/>
        </table:table-row>
        <table:table-row table:style-name="ro60">
          <table:table-cell table:style-name="ce5" office:value-type="float" office:value="4">
            <text:p>4</text:p>
          </table:table-cell>
          <table:table-cell table:style-name="ce9" table:formula="of:=IF([.A12]&gt;[.$C$4];&quot;СТОП&quot;;[.B11]+[.$D$4])" office:value-type="float" office:value="1.1200000000000001">
            <text:p>1.1200000000000001</text:p>
          </table:table-cell>
          <table:table-cell table:style-name="ce10" table:formula="of:=[.B12]^2/SIN([.B12])" office:value-type="float" office:value="1.39362224616485">
            <text:p>1.39362224616485</text:p>
          </table:table-cell>
          <table:table-cell table:style-name="ce11" table:formula="of:=IF(MOD([.A12];2)=0;[.D11]+2*[.C12];[.D11]+4*[.C12])" office:value-type="float" office:value="14.9651062314123">
            <text:p>14.9651062314123</text:p>
          </table:table-cell>
          <table:table-cell table:formula="of:=IF([.B12]&gt;=[.$B$4];COM.MICROSOFT.CONCAT(&quot;Интеграл=&quot;; ROUND(([.D12]-[.$B$6])*[.$D$4]/3;5));&quot;ТОСHKAТОСHKAТОСHKA&quot;)" office:value-type="string">
            <text:p>...</text:p>
          </table:table-cell>
          <table:table-cell table:number-columns-repeated="1024"/>
        </table:table-row>
        <table:table-row table:style-name="ro61">
          <table:table-cell table:style-name="ce5" office:value-type="float" office:value="5">
            <text:p>5</text:p>
          </table:table-cell>
          <table:table-cell table:style-name="ce9" table:formula="of:=IF([.A13]&gt;[.$C$4];&quot;СТОП&quot;;[.B12]+[.$D$4])" office:value-type="float" office:value="1.2">
            <text:p>1.2</text:p>
          </table:table-cell>
          <table:table-cell table:style-name="ce10" table:formula="of:=[.B13]^2/SIN([.B13])" office:value-type="float" office:value="1.5449995839022499">
            <text:p>1.5449995839022499</text:p>
          </table:table-cell>
          <table:table-cell table:style-name="ce11" table:formula="of:=IF(MOD([.A13];2)=0;[.D12]+2*[.C13];[.D12]+4*[.C13])" office:value-type="float" office:value="21.145104567021299">
            <text:p>21.145104567021299</text:p>
          </table:table-cell>
          <table:table-cell table:formula="of:=IF([.B13]&gt;=[.$B$4];COM.MICROSOFT.CONCAT(&quot;Интеграл=&quot;; ROUND(([.D13]-[.$B$6])*[.$D$4]/3;5));&quot;ТОСHKAТОСHKAТОСHKA&quot;)" office:value-type="string">
            <text:p>...</text:p>
          </table:table-cell>
          <table:table-cell table:number-columns-repeated="1024"/>
        </table:table-row>
        <table:table-row table:style-name="ro62">
          <table:table-cell table:style-name="ce5" office:value-type="float" office:value="6">
            <text:p>6</text:p>
          </table:table-cell>
          <table:table-cell table:style-name="ce9" table:formula="of:=IF([.A14]&gt;[.$C$4];&quot;СТОП&quot;;[.B13]+[.$D$4])" office:value-type="float" office:value="1.28">
            <text:p>1.28</text:p>
          </table:table-cell>
          <table:table-cell table:style-name="ce10" table:formula="of:=[.B14]^2/SIN([.B14])" office:value-type="float" office:value="1.7102013316411799">
            <text:p>1.7102013316411799</text:p>
          </table:table-cell>
          <table:table-cell table:style-name="ce11" table:formula="of:=IF(MOD([.A14];2)=0;[.D13]+2*[.C14];[.D13]+4*[.C14])" office:value-type="float" office:value="24.565507230303702">
            <text:p>24.565507230303702</text:p>
          </table:table-cell>
          <table:table-cell table:formula="of:=IF([.B14]&gt;=[.$B$4];COM.MICROSOFT.CONCAT(&quot;Интеграл=&quot;; ROUND(([.D14]-[.$B$6])*[.$D$4]/3;5));&quot;ТОСHKAТОСHKAТОСHKA&quot;)" office:value-type="string">
            <text:p>...</text:p>
          </table:table-cell>
          <table:table-cell table:number-columns-repeated="1024"/>
        </table:table-row>
        <table:table-row table:style-name="ro63">
          <table:table-cell table:style-name="ce5" office:value-type="float" office:value="7">
            <text:p>7</text:p>
          </table:table-cell>
          <table:table-cell table:style-name="ce9" table:formula="of:=IF([.A15]&gt;[.$C$4];&quot;СТОП&quot;;[.B14]+[.$D$4])" office:value-type="float" office:value="1.3600000000000001">
            <text:p>1.3600000000000001</text:p>
          </table:table-cell>
          <table:table-cell table:style-name="ce10" table:formula="of:=[.B15]^2/SIN([.B15])" office:value-type="float" office:value="1.89146840512856">
            <text:p>1.89146840512856</text:p>
          </table:table-cell>
          <table:table-cell table:style-name="ce11" table:formula="of:=IF(MOD([.A15];2)=0;[.D14]+2*[.C15];[.D14]+4*[.C15])" office:value-type="float" office:value="32.131380850817898">
            <text:p>32.131380850817898</text:p>
          </table:table-cell>
          <table:table-cell table:formula="of:=IF([.B15]&gt;=[.$B$4];COM.MICROSOFT.CONCAT(&quot;Интеграл=&quot;; ROUND(([.D15]-[.$B$6])*[.$D$4]/3;5));&quot;ТОСHKAТОСHKAТОСHKA&quot;)" office:value-type="string">
            <text:p>...</text:p>
          </table:table-cell>
          <table:table-cell table:number-columns-repeated="1024"/>
        </table:table-row>
        <table:table-row table:style-name="ro64">
          <table:table-cell table:style-name="ce5" office:value-type="float" office:value="8">
            <text:p>8</text:p>
          </table:table-cell>
          <table:table-cell table:style-name="ce9" table:formula="of:=IF([.A16]&gt;[.$C$4];&quot;СТОП&quot;;[.B15]+[.$D$4])" office:value-type="float" office:value="1.4399999999999999">
            <text:p>1.4399999999999999</text:p>
          </table:table-cell>
          <table:table-cell table:style-name="ce10" table:formula="of:=[.B16]^2/SIN([.B16])" office:value-type="float" office:value="2.0914645620585302">
            <text:p>2.0914645620585302</text:p>
          </table:table-cell>
          <table:table-cell table:style-name="ce11" table:formula="of:=IF(MOD([.A16];2)=0;[.D15]+2*[.C16];[.D15]+4*[.C16])" office:value-type="float" office:value="36.314309974935">
            <text:p>36.314309974935</text:p>
          </table:table-cell>
          <table:table-cell table:formula="of:=IF([.B16]&gt;=[.$B$4];COM.MICROSOFT.CONCAT(&quot;Интеграл=&quot;; ROUND(([.D16]-[.$B$6])*[.$D$4]/3;5));&quot;ТОСHKAТОСHKAТОСHKA&quot;)" office:value-type="string">
            <text:p>...</text:p>
          </table:table-cell>
          <table:table-cell table:number-columns-repeated="1024"/>
        </table:table-row>
        <table:table-row table:style-name="ro65">
          <table:table-cell table:style-name="ce5" office:value-type="float" office:value="9">
            <text:p>9</text:p>
          </table:table-cell>
          <table:table-cell table:style-name="ce9" table:formula="of:=IF([.A17]&gt;[.$C$4];&quot;СТОП&quot;;[.B16]+[.$D$4])" office:value-type="float" office:value="1.52">
            <text:p>1.52</text:p>
          </table:table-cell>
          <table:table-cell table:style-name="ce10" table:formula="of:=[.B17]^2/SIN([.B17])" office:value-type="float" office:value="2.3133839322017402">
            <text:p>2.3133839322017402</text:p>
          </table:table-cell>
          <table:table-cell table:style-name="ce11" table:formula="of:=IF(MOD([.A17];2)=0;[.D16]+2*[.C17];[.D16]+4*[.C17])" office:value-type="float" office:value="45.567845703741902">
            <text:p>45.567845703741902</text:p>
          </table:table-cell>
          <table:table-cell table:formula="of:=IF([.B17]&gt;=[.$B$4];COM.MICROSOFT.CONCAT(&quot;Интеграл=&quot;; ROUND(([.D17]-[.$B$6])*[.$D$4]/3;5));&quot;ТОСHKAТОСHKAТОСHKA&quot;)" office:value-type="string">
            <text:p>...</text:p>
          </table:table-cell>
          <table:table-cell table:number-columns-repeated="1024"/>
        </table:table-row>
        <table:table-row table:style-name="ro66">
          <table:table-cell table:style-name="ce5" office:value-type="float" office:value="10">
            <text:p>10</text:p>
          </table:table-cell>
          <table:table-cell table:style-name="ce9" table:formula="of:=IF([.A18]&gt;[.$C$4];&quot;СТОП&quot;;[.B17]+[.$D$4])" office:value-type="float" office:value="1.6000000000000001">
            <text:p>1.6000000000000001</text:p>
          </table:table-cell>
          <table:table-cell table:style-name="ce10" table:formula="of:=[.B18]^2/SIN([.B18])" office:value-type="float" office:value="2.5610920418570799">
            <text:p>2.5610920418570799</text:p>
          </table:table-cell>
          <table:table-cell table:style-name="ce11" table:formula="of:=IF(MOD([.A18];2)=0;[.D17]+2*[.C18];[.D17]+4*[.C18])" office:value-type="float" office:value="50.690029787456098">
            <text:p>50.690029787456098</text:p>
          </table:table-cell>
          <table:table-cell table:formula="of:=IF([.B18]&gt;=[.$B$4];_xlfn.CONCAT(&quot;Интеграл=&quot;;ROUND(([.D18]-[.$B$6])*[.$D$4]/3;8));&quot;ТОСHKAТОСHKAТОСHKA&quot;)" office:value-type="string">
            <text:p>Интеграл=1.28343834</text:p>
          </table:table-cell>
          <table:table-cell table:number-columns-repeated="1024"/>
        </table:table-row>
        <table:table-row table:style-name="ro67">
          <table:table-cell table:style-name="ce5" office:value-type="float" office:value="11">
            <text:p>11</text:p>
          </table:table-cell>
          <table:table-cell table:style-name="ce8" table:formula="of:=IF([.A19]&gt;[.$C$4];&quot;СТОП&quot;;[.B18]+[.$D$4])" office:value-type="string">
            <text:p>СТОП</text:p>
          </table:table-cell>
          <table:table-cell table:number-columns-repeated="1024"/>
        </table:table-row>
        <table:table-row table:number-rows-repeated="45" table:style-name="ro49">
          <table:table-cell table:number-columns-repeated="1024"/>
        </table:table-row>
      </table:table>
      <table:table table:name="18_вариант_20" table:style-name="ta4">
        <table:table-column table:number-columns-repeated="3" table:style-name="co15" table:default-cell-style-name="ce4"/>
        <table:table-column table:number-columns-repeated="2" table:style-name="co16" table:default-cell-style-name="Default"/>
        <table:table-column table:number-columns-repeated="1019" table:style-name="co17" table:default-cell-style-name="Default"/>
        <table:table-column table:style-name="co14" table:default-cell-style-name="Default"/>
        <table:table-row table:number-rows-repeated="2" table:style-name="ro69">
          <table:table-cell table:number-columns-repeated="1024"/>
        </table:table-row>
        <table:table-row table:style-name="ro70">
          <table:table-cell table:style-name="ce5" office:value-type="string">
            <text:p><text:span text:style-name="T40">a</text:span></text:p>
          </table:table-cell>
          <table:table-cell table:style-name="ce5" office:value-type="string">
            <text:p><text:span text:style-name="T41">b</text:span></text:p>
          </table:table-cell>
          <table:table-cell table:style-name="ce5" office:value-type="string">
            <text:p><text:span text:style-name="T42">n</text:span></text:p>
          </table:table-cell>
          <table:table-cell table:style-name="ce5" office:value-type="string">
            <text:p><text:span text:style-name="T43">h</text:span></text:p>
          </table:table-cell>
          <table:table-cell table:number-columns-repeated="1024"/>
        </table:table-row>
        <table:table-row table:style-name="ro71">
          <table:table-cell table:style-name="ce13" office:value-type="float" office:value="0.80000000000000004">
            <text:p>0.80000000000000004</text:p>
          </table:table-cell>
          <table:table-cell table:style-name="ce13" office:value-type="float" office:value="1.6000000000000001">
            <text:p>1.6000000000000001</text:p>
          </table:table-cell>
          <table:table-cell table:style-name="ce13" office:value-type="float" office:value="20">
            <text:p>20</text:p>
          </table:table-cell>
          <table:table-cell table:style-name="ce16" table:formula="of:=([.B4]-[.A4])/[.C4]" office:value-type="float" office:value="0.040000000000000001">
            <text:p>0.040000000000000001</text:p>
          </table:table-cell>
          <table:table-cell table:number-columns-repeated="1024"/>
        </table:table-row>
        <table:table-row table:style-name="ro72">
          <table:table-cell/>
          <table:table-cell table:style-name="ce5" office:value-type="string">
            <text:p><text:span text:style-name="T44">y(b)</text:span></text:p>
          </table:table-cell>
          <table:table-cell table:number-columns-repeated="1024"/>
        </table:table-row>
        <table:table-row table:style-name="ro73">
          <table:table-cell/>
          <table:table-cell table:style-name="ce14" table:formula="of:=[.B4]^2/SIN([.B4])" office:value-type="float" office:value="2.5610920418570702">
            <text:p>2.5610920418570702</text:p>
          </table:table-cell>
          <table:table-cell table:number-columns-repeated="1024"/>
        </table:table-row>
        <table:table-row table:style-name="ro74">
          <table:table-cell table:style-name="ce5" office:value-type="string">
            <text:p><text:span text:style-name="T45">№</text:span></text:p>
          </table:table-cell>
          <table:table-cell table:style-name="ce8" office:value-type="string">
            <text:p><text:span text:style-name="T46">X</text:span><text:span text:style-name="T47">i</text:span></text:p>
          </table:table-cell>
          <table:table-cell table:style-name="ce8" office:value-type="string">
            <text:p><text:span text:style-name="T48">Y</text:span><text:span text:style-name="T49">i</text:span></text:p>
          </table:table-cell>
          <table:table-cell table:style-name="ce8" office:value-type="string">
            <text:p><text:span text:style-name="T50">част суммы</text:span></text:p>
          </table:table-cell>
          <table:table-cell office:value-type="string">
            <text:p><text:span text:style-name="T51">Интеграл</text:span></text:p>
          </table:table-cell>
          <table:table-cell table:number-columns-repeated="1024"/>
        </table:table-row>
        <table:table-row table:style-name="ro75">
          <table:table-cell table:style-name="ce5" office:value-type="float" office:value="0">
            <text:p>0</text:p>
          </table:table-cell>
          <table:table-cell table:style-name="ce17" table:formula="of:=[.A4]" office:value-type="float" office:value="0.80000000000000004">
            <text:p>0.80000000000000004</text:p>
          </table:table-cell>
          <table:table-cell table:style-name="ce10" table:formula="of:=[.B8]^2/SIN([.B8])" office:value-type="float" office:value="0.89216500440872704">
            <text:p>0.89216500440872704</text:p>
          </table:table-cell>
          <table:table-cell table:style-name="ce11" table:formula="of:=[.C8]" office:value-type="float" office:value="0.89216500440872704">
            <text:p>0.89216500440872704</text:p>
          </table:table-cell>
          <table:table-cell table:number-columns-repeated="1024"/>
        </table:table-row>
        <table:table-row table:style-name="ro76">
          <table:table-cell table:style-name="ce5" office:value-type="float" office:value="1">
            <text:p>1</text:p>
          </table:table-cell>
          <table:table-cell table:style-name="ce17" table:formula="of:=IF([.A9]&gt;[.$C$4];&quot;СТОП&quot;;[.B8]+[.$D$4])" office:value-type="float" office:value="0.83999999999999997">
            <text:p>0.83999999999999997</text:p>
          </table:table-cell>
          <table:table-cell table:style-name="ce10" table:formula="of:=[.B9]^2/SIN([.B9])" office:value-type="float" office:value="0.94756801087158804">
            <text:p>0.94756801087158804</text:p>
          </table:table-cell>
          <table:table-cell table:style-name="ce11" table:formula="of:=IF(MOD([.A9];2)=0;[.D8]+2*[.C9];[.D8]+4*[.C9])" office:value-type="float" office:value="4.6824370478950801">
            <text:p>4.6824370478950801</text:p>
          </table:table-cell>
          <table:table-cell table:formula="of:=IF([.B9]&gt;=[.$B$4];COM.MICROSOFT.CONCAT(&quot;Интеграл=&quot;; ROUND(([.D9]-[.$B$6])*[.$D$4]/3;5));&quot;ТОСHKAТОСHKAТОСHKA&quot;)" office:value-type="string">
            <text:p>...</text:p>
          </table:table-cell>
          <table:table-cell table:number-columns-repeated="1024"/>
        </table:table-row>
        <table:table-row table:style-name="ro77">
          <table:table-cell table:style-name="ce5" office:value-type="float" office:value="2">
            <text:p>2</text:p>
          </table:table-cell>
          <table:table-cell table:style-name="ce17" table:formula="of:=IF([.A10]&gt;[.$C$4];&quot;СТОП&quot;;[.B9]+[.$D$4])" office:value-type="float" office:value="0.88">
            <text:p>0.88</text:p>
          </table:table-cell>
          <table:table-cell table:style-name="ce10" table:formula="of:=[.B10]^2/SIN([.B10])" office:value-type="float" office:value="1.0047501445707001">
            <text:p>1.0047501445707001</text:p>
          </table:table-cell>
          <table:table-cell table:style-name="ce11" table:formula="of:=IF(MOD([.A10];2)=0;[.D9]+2*[.C10];[.D9]+4*[.C10])" office:value-type="float" office:value="6.6919373370364799">
            <text:p>6.6919373370364799</text:p>
          </table:table-cell>
          <table:table-cell table:formula="of:=IF([.B10]&gt;=[.$B$4];COM.MICROSOFT.CONCAT(&quot;Интеграл=&quot;; ROUND(([.D10]-[.$B$6])*[.$D$4]/3;5));&quot;ТОСHKAТОСHKAТОСHKA&quot;)" office:value-type="string">
            <text:p>...</text:p>
          </table:table-cell>
          <table:table-cell table:number-columns-repeated="1024"/>
        </table:table-row>
        <table:table-row table:style-name="ro78">
          <table:table-cell table:style-name="ce5" office:value-type="float" office:value="3">
            <text:p>3</text:p>
          </table:table-cell>
          <table:table-cell table:style-name="ce17" table:formula="of:=IF([.A11]&gt;[.$C$4];&quot;СТОП&quot;;[.B10]+[.$D$4])" office:value-type="float" office:value="0.92000000000000004">
            <text:p>0.92000000000000004</text:p>
          </table:table-cell>
          <table:table-cell table:style-name="ce10" table:formula="of:=[.B11]^2/SIN([.B11])" office:value-type="float" office:value="1.0638490152412099">
            <text:p>1.0638490152412099</text:p>
          </table:table-cell>
          <table:table-cell table:style-name="ce11" table:formula="of:=IF(MOD([.A11];2)=0;[.D10]+2*[.C11];[.D10]+4*[.C11])" office:value-type="float" office:value="10.9473333980013">
            <text:p>10.9473333980013</text:p>
          </table:table-cell>
          <table:table-cell table:formula="of:=IF([.B11]&gt;=[.$B$4];COM.MICROSOFT.CONCAT(&quot;Интеграл=&quot;; ROUND(([.D11]-[.$B$6])*[.$D$4]/3;5));&quot;ТОСHKAТОСHKAТОСHKA&quot;)" office:value-type="string">
            <text:p>...</text:p>
          </table:table-cell>
          <table:table-cell table:number-columns-repeated="1024"/>
        </table:table-row>
        <table:table-row table:style-name="ro79">
          <table:table-cell table:style-name="ce5" office:value-type="float" office:value="4">
            <text:p>4</text:p>
          </table:table-cell>
          <table:table-cell table:style-name="ce17" table:formula="of:=IF([.A12]&gt;[.$C$4];&quot;СТОП&quot;;[.B11]+[.$D$4])" office:value-type="float" office:value="0.95999999999999996">
            <text:p>0.95999999999999996</text:p>
          </table:table-cell>
          <table:table-cell table:style-name="ce10" table:formula="of:=[.B12]^2/SIN([.B12])" office:value-type="float" office:value="1.1250115792956701">
            <text:p>1.1250115792956701</text:p>
          </table:table-cell>
          <table:table-cell table:style-name="ce11" table:formula="of:=IF(MOD([.A12];2)=0;[.D11]+2*[.C12];[.D11]+4*[.C12])" office:value-type="float" office:value="13.1973565565927">
            <text:p>13.1973565565927</text:p>
          </table:table-cell>
          <table:table-cell table:formula="of:=IF([.B12]&gt;=[.$B$4];COM.MICROSOFT.CONCAT(&quot;Интеграл=&quot;; ROUND(([.D12]-[.$B$6])*[.$D$4]/3;5));&quot;ТОСHKAТОСHKAТОСHKA&quot;)" office:value-type="string">
            <text:p>...</text:p>
          </table:table-cell>
          <table:table-cell table:number-columns-repeated="1024"/>
        </table:table-row>
        <table:table-row table:style-name="ro80">
          <table:table-cell table:style-name="ce5" office:value-type="float" office:value="5">
            <text:p>5</text:p>
          </table:table-cell>
          <table:table-cell table:style-name="ce17" table:formula="of:=IF([.A13]&gt;[.$C$4];&quot;СТОП&quot;;[.B12]+[.$D$4])" office:value-type="float" office:value="1">
            <text:p>1</text:p>
          </table:table-cell>
          <table:table-cell table:style-name="ce10" table:formula="of:=[.B13]^2/SIN([.B13])" office:value-type="float" office:value="1.1883951057781199">
            <text:p>1.1883951057781199</text:p>
          </table:table-cell>
          <table:table-cell table:style-name="ce11" table:formula="of:=IF(MOD([.A13];2)=0;[.D12]+2*[.C13];[.D12]+4*[.C13])" office:value-type="float" office:value="17.950936979705101">
            <text:p>17.950936979705101</text:p>
          </table:table-cell>
          <table:table-cell table:formula="of:=IF([.B13]&gt;=[.$B$4];COM.MICROSOFT.CONCAT(&quot;Интеграл=&quot;; ROUND(([.D13]-[.$B$6])*[.$D$4]/3;5));&quot;ТОСHKAТОСHKAТОСHKA&quot;)" office:value-type="string">
            <text:p>...</text:p>
          </table:table-cell>
          <table:table-cell table:number-columns-repeated="1024"/>
        </table:table-row>
        <table:table-row table:style-name="ro81">
          <table:table-cell table:style-name="ce5" office:value-type="float" office:value="6">
            <text:p>6</text:p>
          </table:table-cell>
          <table:table-cell table:style-name="ce17" table:formula="of:=IF([.A14]&gt;[.$C$4];&quot;СТОП&quot;;[.B13]+[.$D$4])" office:value-type="float" office:value="1.04">
            <text:p>1.04</text:p>
          </table:table-cell>
          <table:table-cell table:style-name="ce10" table:formula="of:=[.B14]^2/SIN([.B14])" office:value-type="float" office:value="1.25416824944993">
            <text:p>1.25416824944993</text:p>
          </table:table-cell>
          <table:table-cell table:style-name="ce11" table:formula="of:=IF(MOD([.A14];2)=0;[.D13]+2*[.C14];[.D13]+4*[.C14])" office:value-type="float" office:value="20.459273478604999">
            <text:p>20.459273478604999</text:p>
          </table:table-cell>
          <table:table-cell table:formula="of:=IF([.B14]&gt;=[.$B$4];COM.MICROSOFT.CONCAT(&quot;Интеграл=&quot;; ROUND(([.D14]-[.$B$6])*[.$D$4]/3;5));&quot;ТОСHKAТОСHKAТОСHKA&quot;)" office:value-type="string">
            <text:p>...</text:p>
          </table:table-cell>
          <table:table-cell table:number-columns-repeated="1024"/>
        </table:table-row>
        <table:table-row table:style-name="ro82">
          <table:table-cell table:style-name="ce5" office:value-type="float" office:value="7">
            <text:p>7</text:p>
          </table:table-cell>
          <table:table-cell table:style-name="ce17" table:formula="of:=IF([.A15]&gt;[.$C$4];&quot;СТОП&quot;;[.B14]+[.$D$4])" office:value-type="float" office:value="1.0800000000000001">
            <text:p>1.0800000000000001</text:p>
          </table:table-cell>
          <table:table-cell table:style-name="ce10" table:formula="of:=[.B15]^2/SIN([.B15])" office:value-type="float" office:value="1.3225122459312399">
            <text:p>1.3225122459312399</text:p>
          </table:table-cell>
          <table:table-cell table:style-name="ce11" table:formula="of:=IF(MOD([.A15];2)=0;[.D14]+2*[.C15];[.D14]+4*[.C15])" office:value-type="float" office:value="25.749322462329999">
            <text:p>25.749322462329999</text:p>
          </table:table-cell>
          <table:table-cell table:formula="of:=IF([.B15]&gt;=[.$B$4];COM.MICROSOFT.CONCAT(&quot;Интеграл=&quot;; ROUND(([.D15]-[.$B$6])*[.$D$4]/3;5));&quot;ТОСHKAТОСHKAТОСHKA&quot;)" office:value-type="string">
            <text:p>...</text:p>
          </table:table-cell>
          <table:table-cell table:number-columns-repeated="1024"/>
        </table:table-row>
        <table:table-row table:style-name="ro83">
          <table:table-cell table:style-name="ce5" office:value-type="float" office:value="8">
            <text:p>8</text:p>
          </table:table-cell>
          <table:table-cell table:style-name="ce17" table:formula="of:=IF([.A16]&gt;[.$C$4];&quot;СТОП&quot;;[.B15]+[.$D$4])" office:value-type="float" office:value="1.1200000000000001">
            <text:p>1.1200000000000001</text:p>
          </table:table-cell>
          <table:table-cell table:style-name="ce10" table:formula="of:=[.B16]^2/SIN([.B16])" office:value-type="float" office:value="1.39362224616486">
            <text:p>1.39362224616486</text:p>
          </table:table-cell>
          <table:table-cell table:style-name="ce11" table:formula="of:=IF(MOD([.A16];2)=0;[.D15]+2*[.C16];[.D15]+4*[.C16])" office:value-type="float" office:value="28.536566954659701">
            <text:p>28.536566954659701</text:p>
          </table:table-cell>
          <table:table-cell table:formula="of:=IF([.B16]&gt;=[.$B$4];COM.MICROSOFT.CONCAT(&quot;Интеграл=&quot;; ROUND(([.D16]-[.$B$6])*[.$D$4]/3;5));&quot;ТОСHKAТОСHKAТОСHKA&quot;)" office:value-type="string">
            <text:p>...</text:p>
          </table:table-cell>
          <table:table-cell table:number-columns-repeated="1024"/>
        </table:table-row>
        <table:table-row table:style-name="ro84">
          <table:table-cell table:style-name="ce5" office:value-type="float" office:value="9">
            <text:p>9</text:p>
          </table:table-cell>
          <table:table-cell table:style-name="ce17" table:formula="of:=IF([.A17]&gt;[.$C$4];&quot;СТОП&quot;;[.B16]+[.$D$4])" office:value-type="float" office:value="1.1599999999999999">
            <text:p>1.1599999999999999</text:p>
          </table:table-cell>
          <table:table-cell table:style-name="ce10" table:formula="of:=[.B17]^2/SIN([.B17])" office:value-type="float" office:value="1.46770881024028">
            <text:p>1.46770881024028</text:p>
          </table:table-cell>
          <table:table-cell table:style-name="ce11" table:formula="of:=IF(MOD([.A17];2)=0;[.D16]+2*[.C17];[.D16]+4*[.C17])" office:value-type="float" office:value="34.407402195620797">
            <text:p>34.407402195620797</text:p>
          </table:table-cell>
          <table:table-cell table:formula="of:=IF([.B17]&gt;=[.$B$4];COM.MICROSOFT.CONCAT(&quot;Интеграл=&quot;; ROUND(([.D17]-[.$B$6])*[.$D$4]/3;5));&quot;ТОСHKAТОСHKAТОСHKA&quot;)" office:value-type="string">
            <text:p>...</text:p>
          </table:table-cell>
          <table:table-cell table:number-columns-repeated="1024"/>
        </table:table-row>
        <table:table-row table:style-name="ro85">
          <table:table-cell table:style-name="ce5" office:value-type="float" office:value="10">
            <text:p>10</text:p>
          </table:table-cell>
          <table:table-cell table:style-name="ce17" table:formula="of:=IF([.A18]&gt;[.$C$4];&quot;СТОП&quot;;[.B17]+[.$D$4])" office:value-type="float" office:value="1.2">
            <text:p>1.2</text:p>
          </table:table-cell>
          <table:table-cell table:style-name="ce10" table:formula="of:=[.B18]^2/SIN([.B18])" office:value-type="float" office:value="1.5449995839022499">
            <text:p>1.5449995839022499</text:p>
          </table:table-cell>
          <table:table-cell table:style-name="ce11" table:formula="of:=IF(MOD([.A18];2)=0;[.D17]+2*[.C18];[.D17]+4*[.C18])" office:value-type="float" office:value="37.497401363425297">
            <text:p>37.497401363425297</text:p>
          </table:table-cell>
          <table:table-cell table:formula="of:=IF([.B18]&gt;=[.$B$4];COM.MICROSOFT.CONCAT(&quot;Интеграл=&quot;; ROUND(([.D18]-[.$B$6])*[.$D$4]/3;5));&quot;ТОСHKAТОСHKAТОСHKA&quot;)" office:value-type="string">
            <text:p>...</text:p>
          </table:table-cell>
          <table:table-cell table:number-columns-repeated="1024"/>
        </table:table-row>
        <table:table-row table:style-name="ro86">
          <table:table-cell table:style-name="ce5" office:value-type="float" office:value="11">
            <text:p>11</text:p>
          </table:table-cell>
          <table:table-cell table:style-name="ce17" table:formula="of:=IF([.A19]&gt;[.$C$4];&quot;СТОП&quot;;[.B18]+[.$D$4])" office:value-type="float" office:value="1.24">
            <text:p>1.24</text:p>
          </table:table-cell>
          <table:table-cell table:style-name="ce10" table:formula="of:=[.B19]^2/SIN([.B19])" office:value-type="float" office:value="1.62574118497977">
            <text:p>1.62574118497977</text:p>
          </table:table-cell>
          <table:table-cell table:style-name="ce11" table:formula="of:=IF(MOD([.A19];2)=0;[.D18]+2*[.C19];[.D18]+4*[.C19])" office:value-type="float" office:value="44.000366103344398">
            <text:p>44.000366103344398</text:p>
          </table:table-cell>
          <table:table-cell table:formula="of:=IF([.B19]&gt;=[.$B$4];COM.MICROSOFT.CONCAT(&quot;Интеграл=&quot;; ROUND(([.D19]-[.$B$6])*[.$D$4]/3;5));&quot;ТОСHKAТОСHKAТОСHKA&quot;)" office:value-type="string">
            <text:p>...</text:p>
          </table:table-cell>
          <table:table-cell table:number-columns-repeated="1024"/>
        </table:table-row>
        <table:table-row table:style-name="ro87">
          <table:table-cell table:style-name="ce5" office:value-type="float" office:value="12">
            <text:p>12</text:p>
          </table:table-cell>
          <table:table-cell table:style-name="ce17" table:formula="of:=IF([.A20]&gt;[.$C$4];&quot;СТОП&quot;;[.B19]+[.$D$4])" office:value-type="float" office:value="1.28">
            <text:p>1.28</text:p>
          </table:table-cell>
          <table:table-cell table:style-name="ce10" table:formula="of:=[.B20]^2/SIN([.B20])" office:value-type="float" office:value="1.7102013316411799">
            <text:p>1.7102013316411799</text:p>
          </table:table-cell>
          <table:table-cell table:style-name="ce11" table:formula="of:=IF(MOD([.A20];2)=0;[.D19]+2*[.C20];[.D19]+4*[.C20])" office:value-type="float" office:value="47.420768766626701">
            <text:p>47.420768766626701</text:p>
          </table:table-cell>
          <table:table-cell table:formula="of:=IF([.B20]&gt;=[.$B$4];COM.MICROSOFT.CONCAT(&quot;Интеграл=&quot;; ROUND(([.D20]-[.$B$6])*[.$D$4]/3;5));&quot;ТОСHKAТОСHKAТОСHKA&quot;)" office:value-type="string">
            <text:p>...</text:p>
          </table:table-cell>
          <table:table-cell table:number-columns-repeated="1024"/>
        </table:table-row>
        <table:table-row table:style-name="ro88">
          <table:table-cell table:style-name="ce5" office:value-type="float" office:value="13">
            <text:p>13</text:p>
          </table:table-cell>
          <table:table-cell table:style-name="ce17" table:formula="of:=IF([.A21]&gt;[.$C$4];&quot;СТОП&quot;;[.B20]+[.$D$4])" office:value-type="float" office:value="1.3200000000000001">
            <text:p>1.3200000000000001</text:p>
          </table:table-cell>
          <table:table-cell table:style-name="ce10" table:formula="of:=[.B21]^2/SIN([.B21])" office:value-type="float" office:value="1.7986712499756401">
            <text:p>1.7986712499756401</text:p>
          </table:table-cell>
          <table:table-cell table:style-name="ce11" table:formula="of:=IF(MOD([.A21];2)=0;[.D20]+2*[.C21];[.D20]+4*[.C21])" office:value-type="float" office:value="54.615453766529299">
            <text:p>54.615453766529299</text:p>
          </table:table-cell>
          <table:table-cell table:formula="of:=IF([.B21]&gt;=[.$B$4];COM.MICROSOFT.CONCAT(&quot;Интеграл=&quot;; ROUND(([.D21]-[.$B$6])*[.$D$4]/3;5));&quot;ТОСHKAТОСHKAТОСHKA&quot;)" office:value-type="string">
            <text:p>...</text:p>
          </table:table-cell>
          <table:table-cell table:number-columns-repeated="1024"/>
        </table:table-row>
        <table:table-row table:style-name="ro89">
          <table:table-cell table:style-name="ce5" office:value-type="float" office:value="14">
            <text:p>14</text:p>
          </table:table-cell>
          <table:table-cell table:style-name="ce17" table:formula="of:=IF([.A22]&gt;[.$C$4];&quot;СТОП&quot;;[.B21]+[.$D$4])" office:value-type="float" office:value="1.3600000000000001">
            <text:p>1.3600000000000001</text:p>
          </table:table-cell>
          <table:table-cell table:style-name="ce10" table:formula="of:=[.B22]^2/SIN([.B22])" office:value-type="float" office:value="1.89146840512856">
            <text:p>1.89146840512856</text:p>
          </table:table-cell>
          <table:table-cell table:style-name="ce11" table:formula="of:=IF(MOD([.A22];2)=0;[.D21]+2*[.C22];[.D21]+4*[.C22])" office:value-type="float" office:value="58.398390576786397">
            <text:p>58.398390576786397</text:p>
          </table:table-cell>
          <table:table-cell table:formula="of:=IF([.B22]&gt;=[.$B$4];COM.MICROSOFT.CONCAT(&quot;Интеграл=&quot;; ROUND(([.D22]-[.$B$6])*[.$D$4]/3;5));&quot;ТОСHKAТОСHKAТОСHKA&quot;)" office:value-type="string">
            <text:p>...</text:p>
          </table:table-cell>
          <table:table-cell table:number-columns-repeated="1024"/>
        </table:table-row>
        <table:table-row table:style-name="ro90">
          <table:table-cell table:style-name="ce5" office:value-type="float" office:value="15">
            <text:p>15</text:p>
          </table:table-cell>
          <table:table-cell table:style-name="ce17" table:formula="of:=IF([.A23]&gt;[.$C$4];&quot;СТОП&quot;;[.B22]+[.$D$4])" office:value-type="float" office:value="1.3999999999999999">
            <text:p>1.3999999999999999</text:p>
          </table:table-cell>
          <table:table-cell table:style-name="ce10" table:formula="of:=[.B23]^2/SIN([.B23])" office:value-type="float" office:value="1.98893960833797">
            <text:p>1.98893960833797</text:p>
          </table:table-cell>
          <table:table-cell table:style-name="ce11" table:formula="of:=IF(MOD([.A23];2)=0;[.D22]+2*[.C23];[.D22]+4*[.C23])" office:value-type="float" office:value="66.3541490101383">
            <text:p>66.3541490101383</text:p>
          </table:table-cell>
          <table:table-cell table:formula="of:=IF([.B23]&gt;=[.$B$4];COM.MICROSOFT.CONCAT(&quot;Интеграл=&quot;; ROUND(([.D23]-[.$B$6])*[.$D$4]/3;5));&quot;ТОСHKAТОСHKAТОСHKA&quot;)" office:value-type="string">
            <text:p>...</text:p>
          </table:table-cell>
          <table:table-cell table:number-columns-repeated="1024"/>
        </table:table-row>
        <table:table-row table:style-name="ro91">
          <table:table-cell table:style-name="ce5" office:value-type="float" office:value="16">
            <text:p>16</text:p>
          </table:table-cell>
          <table:table-cell table:style-name="ce17" table:formula="of:=IF([.A24]&gt;[.$C$4];&quot;СТОП&quot;;[.B23]+[.$D$4])" office:value-type="float" office:value="1.4399999999999999">
            <text:p>1.4399999999999999</text:p>
          </table:table-cell>
          <table:table-cell table:style-name="ce10" table:formula="of:=[.B24]^2/SIN([.B24])" office:value-type="float" office:value="2.0914645620585302">
            <text:p>2.0914645620585302</text:p>
          </table:table-cell>
          <table:table-cell table:style-name="ce11" table:formula="of:=IF(MOD([.A24];2)=0;[.D23]+2*[.C24];[.D23]+4*[.C24])" office:value-type="float" office:value="70.537078134255395">
            <text:p>70.537078134255395</text:p>
          </table:table-cell>
          <table:table-cell table:formula="of:=IF([.B24]&gt;=[.$B$4];COM.MICROSOFT.CONCAT(&quot;Интеграл=&quot;; ROUND(([.D24]-[.$B$6])*[.$D$4]/3;5));&quot;ТОСHKAТОСHKAТОСHKA&quot;)" office:value-type="string">
            <text:p>...</text:p>
          </table:table-cell>
          <table:table-cell table:number-columns-repeated="1024"/>
        </table:table-row>
        <table:table-row table:style-name="ro92">
          <table:table-cell table:style-name="ce5" office:value-type="float" office:value="17">
            <text:p>17</text:p>
          </table:table-cell>
          <table:table-cell table:style-name="ce17" table:formula="of:=IF([.A25]&gt;[.$C$4];&quot;СТОП&quot;;[.B24]+[.$D$4])" office:value-type="float" office:value="1.48">
            <text:p>1.48</text:p>
          </table:table-cell>
          <table:table-cell table:style-name="ce10" table:formula="of:=[.B25]^2/SIN([.B25])" office:value-type="float" office:value="2.1994599173327298">
            <text:p>2.1994599173327298</text:p>
          </table:table-cell>
          <table:table-cell table:style-name="ce11" table:formula="of:=IF(MOD([.A25];2)=0;[.D24]+2*[.C25];[.D24]+4*[.C25])" office:value-type="float" office:value="79.334917803586293">
            <text:p>79.334917803586293</text:p>
          </table:table-cell>
          <table:table-cell table:formula="of:=IF([.B25]&gt;=[.$B$4];COM.MICROSOFT.CONCAT(&quot;Интеграл=&quot;; ROUND(([.D25]-[.$B$6])*[.$D$4]/3;5));&quot;ТОСHKAТОСHKAТОСHKA&quot;)" office:value-type="string">
            <text:p>...</text:p>
          </table:table-cell>
          <table:table-cell table:number-columns-repeated="1024"/>
        </table:table-row>
        <table:table-row table:style-name="ro93">
          <table:table-cell table:style-name="ce5" office:value-type="float" office:value="18">
            <text:p>18</text:p>
          </table:table-cell>
          <table:table-cell table:style-name="ce17" table:formula="of:=IF([.A26]&gt;[.$C$4];&quot;СТОП&quot;;[.B25]+[.$D$4])" office:value-type="float" office:value="1.52">
            <text:p>1.52</text:p>
          </table:table-cell>
          <table:table-cell table:style-name="ce10" table:formula="of:=[.B26]^2/SIN([.B26])" office:value-type="float" office:value="2.3133839322017402">
            <text:p>2.3133839322017402</text:p>
          </table:table-cell>
          <table:table-cell table:style-name="ce11" table:formula="of:=IF(MOD([.A26];2)=0;[.D25]+2*[.C26];[.D25]+4*[.C26])" office:value-type="float" office:value="83.961685667989798">
            <text:p>83.961685667989798</text:p>
          </table:table-cell>
          <table:table-cell table:formula="of:=IF([.B26]&gt;=[.$B$4];COM.MICROSOFT.CONCAT(&quot;Интеграл=&quot;; ROUND(([.D26]-[.$B$6])*[.$D$4]/3;5));&quot;ТОСHKAТОСHKAТОСHKA&quot;)" office:value-type="string">
            <text:p>...</text:p>
          </table:table-cell>
          <table:table-cell table:number-columns-repeated="1024"/>
        </table:table-row>
        <table:table-row table:style-name="ro94">
          <table:table-cell table:style-name="ce5" office:value-type="float" office:value="19">
            <text:p>19</text:p>
          </table:table-cell>
          <table:table-cell table:style-name="ce17" table:formula="of:=IF([.A27]&gt;[.$C$4];&quot;СТОП&quot;;[.B26]+[.$D$4])" office:value-type="float" office:value="1.5600000000000001">
            <text:p>1.5600000000000001</text:p>
          </table:table-cell>
          <table:table-cell table:style-name="ce10" table:formula="of:=[.B27]^2/SIN([.B27])" office:value-type="float" office:value="2.4337418379146398">
            <text:p>2.4337418379146398</text:p>
          </table:table-cell>
          <table:table-cell table:style-name="ce11" table:formula="of:=IF(MOD([.A27];2)=0;[.D26]+2*[.C27];[.D26]+4*[.C27])" office:value-type="float" office:value="93.696653019648295">
            <text:p>93.696653019648295</text:p>
          </table:table-cell>
          <table:table-cell table:formula="of:=IF([.B27]&gt;=[.$B$4];COM.MICROSOFT.CONCAT(&quot;Интеграл=&quot;; ROUND(([.D27]-[.$B$6])*[.$D$4]/3;5));&quot;ТОСHKAТОСHKAТОСHKA&quot;)" office:value-type="string">
            <text:p>...</text:p>
          </table:table-cell>
          <table:table-cell table:number-columns-repeated="1024"/>
        </table:table-row>
        <table:table-row table:style-name="ro95">
          <table:table-cell table:style-name="ce5" office:value-type="float" office:value="20">
            <text:p>20</text:p>
          </table:table-cell>
          <table:table-cell table:style-name="ce17" table:formula="of:=IF([.A28]&gt;[.$C$4];&quot;СТОП&quot;;[.B27]+[.$D$4])" office:value-type="float" office:value="1.6000000000000001">
            <text:p>1.6000000000000001</text:p>
          </table:table-cell>
          <table:table-cell table:style-name="ce10" table:formula="of:=[.B28]^2/SIN([.B28])" office:value-type="float" office:value="2.5610920418570799">
            <text:p>2.5610920418570799</text:p>
          </table:table-cell>
          <table:table-cell table:style-name="ce11" table:formula="of:=IF(MOD([.A28];2)=0;[.D27]+2*[.C28];[.D27]+4*[.C28])" office:value-type="float" office:value="98.818837103362497">
            <text:p>98.818837103362497</text:p>
          </table:table-cell>
          <table:table-cell table:formula="of:=IF([.B28]&gt;=[.$B$4];_xlfn.CONCAT(&quot;Интеграл=&quot;;ROUND(([.D28]-[.$B$6])*[.$D$4]/3;8));&quot;ТОСHKAТОСHKAТОСHKA&quot;)" office:value-type="string">
            <text:p>Интеграл=1.2834366</text:p>
          </table:table-cell>
          <table:table-cell table:number-columns-repeated="1024"/>
        </table:table-row>
        <table:table-row table:style-name="ro96">
          <table:table-cell table:style-name="ce5" office:value-type="float" office:value="21">
            <text:p>21</text:p>
          </table:table-cell>
          <table:table-cell table:style-name="ce8" table:formula="of:=IF([.A29]&gt;[.$C$4];&quot;СТОП&quot;;[.B28]+[.$D$4])" office:value-type="string">
            <text:p>СТОП</text:p>
          </table:table-cell>
          <table:table-cell table:number-columns-repeated="1024"/>
        </table:table-row>
        <table:table-row table:number-rows-repeated="35" table:style-name="ro6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Liberation Sans" svg:font-family="Liberation Sans"/>
  </office:font-face-decls>
  <office:styles>
    <style:default-style style:family="table-cell"/>
    <number:number-style style:name="NF10001">
      <number:number number:decimal-places="4" number:min-integer-digits="1"/>
    </number:number-style>
    <number:number-style style:name="NF10002">
      <number:number number:decimal-places="2" number:min-integer-digits="1"/>
    </number:number-style>
    <number:number-style style:name="NF10003">
      <number:number number:decimal-places="5" number:min-integer-digits="1"/>
    </number:number-style>
    <number:number-style style:name="NF10004">
      <number:number number:decimal-places="5" number:min-integer-digits="1"/>
    </number:number-style>
    <number:number-style style:name="NF10005">
      <number:number number:decimal-places="1" number:min-integer-digits="1"/>
    </number:number-style>
    <number:number-style style:name="NF10006">
      <number:number number:decimal-places="4" number:min-integer-digits="1"/>
    </number:number-style>
    <number:number-style style:name="NF10007">
      <number:number number:decimal-places="3" number:min-integer-digits="1"/>
    </number:number-style>
    <number:number-style style:name="NF10009">
      <number:number number:decimal-places="2" number:min-integer-digits="1"/>
    </number:number-style>
    <number:number-style style:name="NF100010">
      <number:number number:decimal-places="2" number:min-integer-digits="1"/>
    </number:number-style>
    <style:style style:display-name="Default" style:family="table-cell" style:name="Default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left="1.78cm" fo:margin-right="1.78cm" fo:margin-top="1.91cm" fo:margin-bottom="1.91cm" style:scale-to="100%"/>
      <style:header-style>
        <style:header-footer-properties svg:height="0.762cm" fo:min-height="0.762cm"/>
      </style:header-style>
      <style:footer-style>
        <style:header-footer-properties svg:height="0.762cm" fo:min-height="0.762cm"/>
      </style:footer-style>
    </style:page-layout>
    <style:page-layout style:name="Mpm2">
      <style:page-layout-properties fo:page-width="21cm" fo:page-height="29.7cm" style:print-orientation="portrait" fo:margin-left="1.78cm" fo:margin-right="1.78cm" fo:margin-top="1.91cm" fo:margin-bottom="1.91cm" style:scale-to="100%"/>
      <style:header-style>
        <style:header-footer-properties svg:height="0.762cm" fo:min-height="0.762cm"/>
      </style:header-style>
      <style:footer-style>
        <style:header-footer-properties svg:height="0.762cm" fo:min-height="0.762cm"/>
      </style:footer-style>
    </style:page-layout>
    <style:page-layout style:name="Mpm3">
      <style:page-layout-properties fo:page-width="21cm" fo:page-height="29.7cm" style:print-orientation="portrait" fo:margin-left="1.78cm" fo:margin-right="1.78cm" fo:margin-top="1.91cm" fo:margin-bottom="1.91cm" style:scale-to="100%"/>
      <style:header-style>
        <style:header-footer-properties svg:height="0.762cm" fo:min-height="0.762cm"/>
      </style:header-style>
      <style:footer-style>
        <style:header-footer-properties svg:height="0.762cm" fo:min-height="0.762cm"/>
      </style:footer-style>
    </style:page-layout>
    <style:page-layout style:name="Mpm4">
      <style:page-layout-properties fo:page-width="21cm" fo:page-height="29.7cm" style:print-orientation="portrait" fo:margin-left="1.78cm" fo:margin-right="1.78cm" fo:margin-top="1.91cm" fo:margin-bottom="1.91cm" style:scale-to="100%"/>
      <style:header-style>
        <style:header-footer-properties svg:height="0.762cm" fo:min-height="0.762cm"/>
      </style:header-style>
      <style:footer-style>
        <style:header-footer-properties svg:height="0.762cm" fo:min-height="0.762cm"/>
      </style:footer-style>
    </style:page-layout>
    <style:style style:data-style-name="" style:family="table-cell" style:name="ce1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 fo:border="none"/>
    </style:style>
    <style:style style:family="text" style:name="T13">
      <style:text-properties/>
    </style:style>
    <style:style style:family="text" style:name="T26">
      <style:text-properties/>
    </style:style>
    <style:style style:family="text" style:name="T39">
      <style:text-properties/>
    </style:style>
    <style:style style:family="text" style:name="T52">
      <style:text-properties/>
    </style:style>
  </office:automatic-styles>
  <office:master-styles>
    <style:master-page style:name="MasterPage1" style:page-layout-name="Mpm1">
      <style:footer>
        <text:span text:style-name="T13">Page 1</text:span>
      </style:footer>
      <style:header/>
      <style:header-first/>
      <style:footer-first/>
    </style:master-page>
    <style:master-page style:name="MasterPage2" style:page-layout-name="Mpm2">
      <style:footer>
        <text:span text:style-name="T26">Page 1</text:span>
      </style:footer>
      <style:header/>
      <style:header-first/>
      <style:footer-first/>
    </style:master-page>
    <style:master-page style:name="MasterPage3" style:page-layout-name="Mpm3">
      <style:footer>
        <text:span text:style-name="T39">Page 1</text:span>
      </style:footer>
      <style:header/>
      <style:header-first/>
      <style:footer-first/>
    </style:master-page>
    <style:master-page style:name="MasterPage4" style:page-layout-name="Mpm4">
      <style:footer>
        <text:span text:style-name="T52">Page 1</text:span>
      </style:footer>
      <style:header/>
      <style:header-first/>
      <style:footer-first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1.57</meta:generator>
    <meta:initial-creator/>
    <meta:creation-date/>
    <meta:editing-cycles/>
    <meta:editing-duration/>
    <dc:date/>
    <dc:creator/>
    <meta:document-statistic/>
  </office:meta>
</office:document-meta>
</file>